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7.26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46.49pt" fo:break-before="auto" style:use-optimal-row-height="true"/>
    </style:style>
    <style:style style:name="ro7" style:family="table-row">
      <style:table-row-properties style:row-height="13.49pt" fo:break-before="auto" style:use-optimal-row-height="true"/>
    </style:style>
    <style:style style:name="ro8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Commentary</text:p>
          </table:table-cell>
          <table:table-cell office:value-type="string" calcext:value-type="string">
            <text:p>Commentator</text:p>
          </table:table-cell>
          <table:table-cell office:value-type="string" calcext:value-type="string">
            <text:p>Scan available?</text:p>
          </table:table-cell>
          <table:table-cell office:value-type="string" calcext:value-type="string">
            <text:p>Verses of lexica</text:p>
          </table:table-cell>
          <table:table-cell office:value-type="string" calcext:value-type="string">
            <text:p>Rem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ार्णव</text:p>
          </table:table-cell>
          <table:table-cell office:value-type="string" calcext:value-type="string">
            <text:p>वाचस्पत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त्पलिनी</text:p>
          </table:table-cell>
          <table:table-cell office:value-type="string" calcext:value-type="string">
            <text:p>व्याड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ंसारावर्त</text:p>
          </table:table-cell>
          <table:table-cell office:value-type="string" calcext:value-type="string">
            <text:p>विक्रमादित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लिङ्गानुशासन</text:p>
          </table:table-cell>
          <table:table-cell office:value-type="string" calcext:value-type="string">
            <text:p>अमरसिंह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अमरकोषोद्घाटन</text:p>
          </table:table-cell>
          <table:table-cell office:value-type="string" calcext:value-type="string">
            <text:p>भट्ट क्षीरस्वामिन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कामधेनु</text:p>
          </table:table-cell>
          <table:table-cell office:value-type="string" calcext:value-type="string">
            <text:p>सुभूतिचन्द्र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betan script</text:p>
          </table:table-cell>
          <table:table-cell office:value-type="string" calcext:value-type="string">
            <text:p>http://www.iet-verlag.de/ser_iet60.html#i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टीकासर्वस्व</text:p>
          </table:table-cell>
          <table:table-cell office:value-type="string" calcext:value-type="string">
            <text:p>वन्द्यघटीय सर्वानन्द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अमरपदविवृति / लिङ्गभट्टीय</text:p>
          </table:table-cell>
          <table:table-cell office:value-type="string" calcext:value-type="string">
            <text:p>लिङ्गयसूरिन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अमरपदपारिजात</text:p>
          </table:table-cell>
          <table:table-cell office:value-type="string" calcext:value-type="string">
            <text:p>मल्लिनाथ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बालबोधिनी</text:p>
          </table:table-cell>
          <table:table-cell office:value-type="string" calcext:value-type="string">
            <text:p>माणिक्य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अमरकोषव्याख्या</text:p>
          </table:table-cell>
          <table:table-cell office:value-type="string" calcext:value-type="string">
            <text:p>बोम्मगण्टि अप्पयार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व्याख्या</text:p>
          </table:table-cell>
          <table:table-cell office:value-type="string" calcext:value-type="string">
            <text:p>वीरस्वामी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orooah, Anundoram, Nāmliñgānuṣāsana (Amarismha) with comm. Of Virasvami and Raya Mukta Vrahaspati and extracts from other comm., Pt.I, London, Trubner &amp; Co, 1887, 176 pp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अमरकोषपञ्जिका / पदचन्द्रिका</text:p>
          </table:table-cell>
          <table:table-cell office:value-type="string" calcext:value-type="string">
            <text:p>बृहस्पति मिश्र / रायमुकुटमणि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orooah, Anundoram, Nāmliñgānuṣāsana (Amarismha) with comm. Of Virasvami and Raya Mukta Vrahaspati and extracts from other comm., Pt.I, London, Trubner &amp; Co, 1887, 176 p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कोषसन्नय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 Sinhale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अमरकोषपञ्जिका / पदचन्द्रिका</text:p>
          </table:table-cell>
          <table:table-cell office:value-type="string" calcext:value-type="string">
            <text:p>वासुदेव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 Malayala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व्याख्यासुधा / रामाश्रमी / सुबोधिनी</text:p>
          </table:table-cell>
          <table:table-cell office:value-type="string" calcext:value-type="string">
            <text:p>भानुजी दीक्षित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mportant Commentar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त्रिकाण्डविवेक / त्रिकाण्डरहस्य(प्रकाश)</text:p>
          </table:table-cell>
          <table:table-cell office:value-type="string" calcext:value-type="string">
            <text:p>रामनाथ विद्यावाचस्पति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सारसुन्दरी</text:p>
          </table:table-cell>
          <table:table-cell office:value-type="string" calcext:value-type="string">
            <text:p>मथुरेश विद्यालङ्कार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बुधमनोहरा / विद्वन्मनोहरा</text:p>
          </table:table-cell>
          <table:table-cell office:value-type="string" calcext:value-type="string">
            <text:p>महादेवतीर्थ / महादेववेदान्तिन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मुग्धबोधिनी</text:p>
          </table:table-cell>
          <table:table-cell office:value-type="string" calcext:value-type="string">
            <text:p>भरतमल्लिक / भरतसेन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अमरकोषविवेक / शिशुबोधिनी</text:p>
          </table:table-cell>
          <table:table-cell office:value-type="string" calcext:value-type="string">
            <text:p>महेश्वर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व्याख्या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 GOML, Madr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व्याख्याप्रदीप</text:p>
          </table:table-cell>
          <table:table-cell office:value-type="string" calcext:value-type="string">
            <text:p>अच्युतोपाध्याय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अभिनन्द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अरुण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कलिङ्ग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काशिका</text:p>
          </table:table-cell>
          <table:table-cell office:value-type="string" calcext:value-type="string">
            <text:p>काशीनाथ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कोङ्कट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को[ला]हलाचार्य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गोवर्धन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जयादित्य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द्राविड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कौमुदी</text:p>
          </table:table-cell>
          <table:table-cell office:value-type="string" calcext:value-type="string">
            <text:p>नयनानन्द, रामचन्द्र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पदार्थकौमुदी</text:p>
          </table:table-cell>
          <table:table-cell office:value-type="string" calcext:value-type="string">
            <text:p>नारायणचक्रवर्ती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शब्दार्थसंदीपिका</text:p>
          </table:table-cell>
          <table:table-cell office:value-type="string" calcext:value-type="string">
            <text:p>नारायणविद्याविनोद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पञ्जिका</text:p>
          </table:table-cell>
          <table:table-cell office:value-type="string" calcext:value-type="string">
            <text:p>नारायवेदान्तवागीश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सुबोधिनी</text:p>
          </table:table-cell>
          <table:table-cell office:value-type="string" calcext:value-type="string">
            <text:p>नीलकण्ठ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चन्द्रिका</text:p>
          </table:table-cell>
          <table:table-cell office:value-type="string" calcext:value-type="string">
            <text:p>परमानन्दमैथिल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भगीरथ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भोजराज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मल्लिनाथ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माधवी (मधुमाधवी?)</text:p>
          </table:table-cell>
          <table:table-cell office:value-type="string" calcext:value-type="string">
            <text:p>माधव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त्रिकाण्डचिन्तामणि</text:p>
          </table:table-cell>
          <table:table-cell office:value-type="string" calcext:value-type="string">
            <text:p>रघुनाथचक्रवर्ती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त्रिकाण्डविवेक</text:p>
          </table:table-cell>
          <table:table-cell office:value-type="string" calcext:value-type="string">
            <text:p>रमानाथविद्यावाचस्पति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प्रदीपमञ्जरी</text:p>
          </table:table-cell>
          <table:table-cell office:value-type="string" calcext:value-type="string">
            <text:p>रामेश्वर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राजदेव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रामतर्कवागीश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पीयूषम्</text:p>
          </table:table-cell>
          <table:table-cell office:value-type="string" calcext:value-type="string">
            <text:p>रामकृष्णदीक्षित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रामनाथ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वैषम्यकौमुदी</text:p>
          </table:table-cell>
          <table:table-cell office:value-type="string" calcext:value-type="string">
            <text:p>रामप्रसादतर्कालङ्कार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रामस्वामी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पदमञ्जरी</text:p>
          </table:table-cell>
          <table:table-cell office:value-type="string" calcext:value-type="string">
            <text:p>लोकनाथ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व्याख्यामृतम्</text:p>
          </table:table-cell>
          <table:table-cell office:value-type="string" calcext:value-type="string">
            <text:p>शङ्कराचार्य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शबरस्वामी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संदेहभञ्जिका</text:p>
          </table:table-cell>
          <table:table-cell table:number-columns-repeated="3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सर्वधर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सौगतमुनि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हड्डचन्द्र / हट्टचन्द्र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हरदत्त</text:p>
          </table:table-cell>
          <table:table-cell table:number-columns-repeated="2"/>
          <table:table-cell office:value-type="string" calcext:value-type="string">
            <text:p>Referred in Abhidhanasangraha Vol. 1, Nirnayasagar Press, 1889, pp 2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रसाला</text:p>
          </table:table-cell>
          <table:table-cell office:value-type="string" calcext:value-type="string">
            <text:p>शक्तिधरशर्मा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क्रियाकलाप</text:p>
          </table:table-cell>
          <table:table-cell office:value-type="string" calcext:value-type="string">
            <text:p>आशाधर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बालबोधिनी</text:p>
          </table:table-cell>
          <table:table-cell office:value-type="string" calcext:value-type="string">
            <text:p>गोस्वामी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कोषमाला</text:p>
          </table:table-cell>
          <table:table-cell office:value-type="string" calcext:value-type="string">
            <text:p>परमानन्द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गुरुबालप्रबोधिनी</text:p>
          </table:table-cell>
          <table:table-cell office:value-type="string" calcext:value-type="string">
            <text:p>मञ्जुभट्ट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बोधिनी</text:p>
          </table:table-cell>
          <table:table-cell office:value-type="string" calcext:value-type="string">
            <text:p>मुकुन्दभट्ट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कोषव्याख्या</text:p>
          </table:table-cell>
          <table:table-cell office:value-type="string" calcext:value-type="string">
            <text:p>राघवेन्द्र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कोषव्याख्या</text:p>
          </table:table-cell>
          <table:table-cell office:value-type="string" calcext:value-type="string">
            <text:p>रामशर्मा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व्याख्या</text:p>
          </table:table-cell>
          <table:table-cell office:value-type="string" calcext:value-type="string">
            <text:p>लक्ष्मणशास्त्री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बोधिनी</text:p>
          </table:table-cell>
          <table:table-cell office:value-type="string" calcext:value-type="string">
            <text:p>लिङ्गभट्ट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पद्ममुकुर</text:p>
          </table:table-cell>
          <table:table-cell office:value-type="string" calcext:value-type="string">
            <text:p>रङ्गाचार्य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बृहद्वृत्ति</text:p>
          </table:table-cell>
          <table:table-cell table:number-columns-repeated="3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अप्पय्य दीक्षित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गुरुबालप्रबोधिनी</text:p>
          </table:table-cell>
          <table:table-cell office:value-type="string" calcext:value-type="string">
            <text:p>भानु दीक्षित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मान्यभट्ट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लिङ्गमसूरि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कोषपदविवृत्ति</text:p>
          </table:table-cell>
          <table:table-cell table:number-columns-repeated="3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कामधेनु</text:p>
          </table:table-cell>
          <table:table-cell office:value-type="string" calcext:value-type="string">
            <text:p>बंगदेशीय कोई विद्वान्</text:p>
          </table:table-cell>
          <table:table-cell table:number-columns-repeated="2"/>
          <table:table-cell office:value-type="string" calcext:value-type="string">
            <text:p>Referred in Maniprabha Hindi commentary on Amarakosha, page 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संक्षिप्तमाहेश्वरी</text:p>
          </table:table-cell>
          <table:table-cell table:number-columns-repeated="3"/>
          <table:table-cell office:value-type="string" calcext:value-type="string">
            <text:p>Referred in Maniprabha Hindi commentary on Amarakosha, page 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प्रकाश</text:p>
          </table:table-cell>
          <table:table-cell table:number-columns-repeated="3"/>
          <table:table-cell office:value-type="string" calcext:value-type="string">
            <text:p>Referred in Maniprabha Hindi commentary on Amarakosha, page 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उपाध्याय</text:p>
          </table:table-cell>
          <table:table-cell table:number-columns-repeated="2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गौड</text:p>
          </table:table-cell>
          <table:table-cell table:number-columns-repeated="2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नामचन्द्रिका</text:p>
          </table:table-cell>
          <table:table-cell office:value-type="string" calcext:value-type="string">
            <text:p>विष्णुदत्तशर्मन्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अमरविवेक</text:p>
          </table:table-cell>
          <table:table-cell table:number-columns-repeated="3"/>
          <table:table-cell office:value-type="string" calcext:value-type="string">
            <text:p>Intro to Keshava’s Kalpadrukosh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वोपदेवानुसारिणी टीका</text:p>
          </table:table-cell>
          <table:table-cell office:value-type="string" calcext:value-type="string">
            <text:p>मुकुन्दशर्मन्</text:p>
          </table:table-cell>
          <table:table-cell table:number-columns-repeated="2"/>
          <table:table-cell office:value-type="string" calcext:value-type="string">
            <text:p>Intro to Keshava’s Kalpadrukosh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रामशर्मन्</text:p>
          </table:table-cell>
          <table:table-cell table:number-columns-repeated="2"/>
          <table:table-cell office:value-type="string" calcext:value-type="string">
            <text:p>Intro to Keshava’s Kalpadrukosh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व्याख्यामृतम्</text:p>
          </table:table-cell>
          <table:table-cell office:value-type="string" calcext:value-type="string">
            <text:p>श्रीकराचार्य</text:p>
          </table:table-cell>
          <table:table-cell table:number-columns-repeated="2"/>
          <table:table-cell office:value-type="string" calcext:value-type="string">
            <text:p>Intro to Keshava’s Kalpadrukosh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श्रीधर</text:p>
          </table:table-cell>
          <table:table-cell table:number-columns-repeated="2"/>
          <table:table-cell office:value-type="string" calcext:value-type="string">
            <text:p>Intro to Keshava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समुच्चय</text:p>
          </table:table-cell>
          <table:table-cell office:value-type="string" calcext:value-type="string">
            <text:p>शाश्वत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नेकार्थध्वनिमञ्जरी</text:p>
          </table:table-cell>
          <table:table-cell office:value-type="string" calcext:value-type="string">
            <text:p>महाक्षपणक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a xlink:href="http://chowkhambasanskritseries.com/index.php?route=product/product&amp;path=1280915578&amp;product_id=579" xlink:type="simple">http://chowkhambasanskritseries.com/index.php?route=product/product&amp;path=1280915578&amp;product_id=579</text:a>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अभिधानरत्नमाला / हलायुधनाममाला</text:p>
          </table:table-cell>
          <table:table-cell office:value-type="string" calcext:value-type="string">
            <text:p>हलायुध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व्याख्या</text:p>
          </table:table-cell>
          <table:table-cell office:value-type="string" calcext:value-type="string">
            <text:p>आजड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जयशङ्कर जोशी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haranikosha p 9.</text:p>
          </table:table-cell>
          <table:table-cell office:value-type="string" calcext:value-type="string">
            <text:p>This is a long dictionary like Vacaspatyam etc.</text:p>
          </table:table-cell>
          <table:table-cell/>
        </table:table-row>
        <table:table-row table:style-name="ro1">
          <table:table-cell office:value-type="string" calcext:value-type="string">
            <text:p>अग्निपुराण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gnipurana should be available in Digital format to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ैजयन्ती</text:p>
          </table:table-cell>
          <table:table-cell office:value-type="string" calcext:value-type="string">
            <text:p>यादवप्रकाश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500" calcext:value-type="float">
            <text:p>3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नाममालिका / भोजनिघण्टु</text:p>
          </table:table-cell>
          <table:table-cell office:value-type="string" calcext:value-type="string">
            <text:p>भोज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vailable in Digitized format from Sanskne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नार्थसङ्ग्रह</text:p>
          </table:table-cell>
          <table:table-cell office:value-type="string" calcext:value-type="string">
            <text:p>अजयपाल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नेकार्थसार</text:p>
          </table:table-cell>
          <table:table-cell office:value-type="string" calcext:value-type="string">
            <text:p>धरणिदास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नाममाला</text:p>
          </table:table-cell>
          <table:table-cell office:value-type="string" calcext:value-type="string">
            <text:p>धनञ्जय</text:p>
          </table:table-cell>
          <table:table-cell table:number-columns-repeated="2"/>
          <table:table-cell office:value-type="string" calcext:value-type="string">
            <text:p>Jnyanapitha Murtidevi Jain Granthamala, Bharatiya Jnyanapitha, Benaras, 1950, 140 pp.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व्याख्या</text:p>
          </table:table-cell>
          <table:table-cell office:value-type="string" calcext:value-type="string">
            <text:p>अमरकीर्ति त्रैविद्य</text:p>
          </table:table-cell>
          <table:table-cell office:value-type="string" calcext:value-type="string">
            <text:p>Jnyanapitha Murtidevi Jain Granthamala, Bharatiya Jnyanapitha, Benaras, 1950, 140 p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पर्यायशब्दरत्न</text:p>
          </table:table-cell>
          <table:table-cell office:value-type="string" calcext:value-type="string">
            <text:p>धनञ्जय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विश्वप्रकाश</text:p>
          </table:table-cell>
          <table:table-cell office:value-type="string" calcext:value-type="string">
            <text:p>महेश्व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विश्वटीका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ferred in Saroddhara of Shrivallabhagani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भेदप्रकाश</text:p>
          </table:table-cell>
          <table:table-cell office:value-type="string" calcext:value-type="string">
            <text:p>महेश्व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 supplement to Vishvaprakasha. Published with the commentary. Available in Umra gyan bhandar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व्याख्या</text:p>
          </table:table-cell>
          <table:table-cell office:value-type="string" calcext:value-type="string">
            <text:p>ज्ञानविमलगणि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 supplement to Vishvaprakasha. Published with the commentary. Available in Umra gyan bhanda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त्रिकाण्डशेष</text:p>
          </table:table-cell>
          <table:table-cell office:value-type="string" calcext:value-type="string">
            <text:p>पुरुषोत्तमदे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053" calcext:value-type="float">
            <text:p>10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सारार्थचन्द्रिका</text:p>
          </table:table-cell>
          <table:table-cell office:value-type="string" calcext:value-type="string">
            <text:p>शीलक्कन्ध महातेरा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हारावली</text:p>
          </table:table-cell>
          <table:table-cell office:value-type="string" calcext:value-type="string">
            <text:p>पुरुषोत्तमदे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n Abhidhanasangraha part 1. A Telugu book and two Devanagari manuscripts available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हारावलीकोषटिप्पणी</text:p>
          </table:table-cell>
          <table:table-cell office:value-type="string" calcext:value-type="string">
            <text:p>मथुरानाथ शुक्ल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एकाक्षरकोष</text:p>
          </table:table-cell>
          <table:table-cell office:value-type="string" calcext:value-type="string">
            <text:p>पुरुषोत्तमदे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1">In Abhidhanasangraha part 1. </text:span>Digitized version available at <text:a xlink:href="https://www.scribd.com/document/119646440/Ekakshara-Kosha-of-Purushottamadeva" xlink:type="simple">https://www.scribd.com/document/119646440/Ekakshara-Kosha-of-Purushottamadeva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्विरूपकोष</text:p>
          </table:table-cell>
          <table:table-cell office:value-type="string" calcext:value-type="string">
            <text:p>पुरुषोत्तमदे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र्णदेशना</text:p>
          </table:table-cell>
          <table:table-cell office:value-type="string" calcext:value-type="string">
            <text:p>पुरुषोत्तमदेव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अनेकार्थकोष</text:p>
          </table:table-cell>
          <table:table-cell office:value-type="string" calcext:value-type="string">
            <text:p>मङ्ख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Digitized version available at <text:a xlink:href="http://sanskrit.jnu.ac.in/student_projects/lexicon.jsp?lexicon=mankha" xlink:type="simple">http://sanskrit.jnu.ac.in/student_projects/lexicon.jsp?lexicon=mankha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टीका</text:p>
          </table:table-cell>
          <table:table-cell office:value-type="string" calcext:value-type="string">
            <text:p>मङ्ख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gitized version available at <text:a xlink:href="http://sanskrit.jnu.ac.in/student_projects/lexicon.jsp?lexicon=mankha" xlink:type="simple">http://sanskrit.jnu.ac.in/student_projects/lexicon.jsp?lexicon=mankh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भिधानचिन्तामणिनाममाला</text:p>
          </table:table-cell>
          <table:table-cell office:value-type="string" calcext:value-type="string">
            <text:p>हेमचन्द्र 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स्वोपज्ञ विवृत्ति</text:p>
          </table:table-cell>
          <table:table-cell office:value-type="string" calcext:value-type="string">
            <text:p>हेमचन्द्र सूरि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विविक्तनामसङ्ग्रह</text:p>
          </table:table-cell>
          <table:table-cell office:value-type="string" calcext:value-type="string">
            <text:p>भानुचन्द्र गणि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नामसारोद्धार</text:p>
          </table:table-cell>
          <table:table-cell office:value-type="string" calcext:value-type="string">
            <text:p>श्रीवल्लभ गणि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ritten in VS 1667. Dharmadhurandharasuri was editing it. See 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शिलोञ्छनाममाला</text:p>
          </table:table-cell>
          <table:table-cell office:value-type="string" calcext:value-type="string">
            <text:p>जिनदेव मुनीश्वर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टीका on शिलोञ्छ</text:p>
          </table:table-cell>
          <table:table-cell office:value-type="string" calcext:value-type="string">
            <text:p>श्रीवल्लभ</text:p>
          </table:table-cell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B३३४७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शेषसङ्ग्रहनाममाला</text:p>
          </table:table-cell>
          <table:table-cell office:value-type="string" calcext:value-type="string">
            <text:p>साधुकीर्ति उपाध्याय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व्युत्पत्तिरत्नाकर</text:p>
          </table:table-cell>
          <table:table-cell office:value-type="string" calcext:value-type="string">
            <text:p>वाचक देवसागर गणि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mportant Commentary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टीका</text:p>
          </table:table-cell>
          <table:table-cell office:value-type="string" calcext:value-type="string">
            <text:p>कुशलसागर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टीका</text:p>
          </table:table-cell>
          <table:table-cell office:value-type="string" calcext:value-type="string">
            <text:p>साधुरत्न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अवचूरि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Manuscript at Patan. 4500 verse.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रत्नप्रभा</text:p>
          </table:table-cell>
          <table:table-cell office:value-type="string" calcext:value-type="string">
            <text:p>पं० वासुदेवराव जनार्दन कशेळीकर</text:p>
          </table:table-cell>
          <table:table-cell table:number-columns-repeated="2"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टीका</text:p>
          </table:table-cell>
          <table:table-cell office:value-type="string" calcext:value-type="string">
            <text:p>चारित्रसिंहगणि</text:p>
          </table:table-cell>
          <table:table-cell table:number-columns-repeated="2"/>
          <table:table-cell office:value-type="string" calcext:value-type="string">
            <text:p>Referred in Abhidhanachintamani with Vyutpattiratnakara of Devasagaragani, page 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बीजक</text:p>
          </table:table-cell>
          <table:table-cell office:value-type="string" calcext:value-type="string">
            <text:p>जगद्गुरुहीरविजयसूरिशिष्यत्रयम्</text:p>
          </table:table-cell>
          <table:table-cell table:number-columns-repeated="2"/>
          <table:table-cell office:value-type="string" calcext:value-type="string">
            <text:p>Referred in Abhidhanachintamani with Vyutpattiratnakara of Devasagaragani, page 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टीका</text:p>
          </table:table-cell>
          <table:table-cell office:value-type="string" calcext:value-type="string">
            <text:p>वादिश्रीवल्लभ</text:p>
          </table:table-cell>
          <table:table-cell table:number-columns-repeated="2"/>
          <table:table-cell office:value-type="string" calcext:value-type="string">
            <text:p>Introduction to Keshava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सङ्ग्रह</text:p>
          </table:table-cell>
          <table:table-cell office:value-type="string" calcext:value-type="string">
            <text:p>हेमचन्द्र 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829" calcext:value-type="float">
            <text:p>18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अनेकार्थकैरवकौमुदी</text:p>
          </table:table-cell>
          <table:table-cell office:value-type="string" calcext:value-type="string">
            <text:p>हेमचन्द्र सूरि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akhabaval public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उपसर्गवृत्ति</text:p>
          </table:table-cell>
          <table:table-cell office:value-type="string" calcext:value-type="string">
            <text:p>सिद्धिचन्द्र गणि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अनेकार्थसङ्ग्रहशेष</text:p>
          </table:table-cell>
          <table:table-cell office:value-type="string" calcext:value-type="string">
            <text:p>जिनप्रभ सूरि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पर्याय</text:p>
          </table:table-cell>
          <table:table-cell table:number-columns-repeated="3"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अवचूरि</text:p>
          </table:table-cell>
          <table:table-cell table:number-columns-repeated="3"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ेशीनाममाला</text:p>
          </table:table-cell>
          <table:table-cell office:value-type="string" calcext:value-type="string">
            <text:p>हेमचन्द्र 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स्वोपज्ञ टीका</text:p>
          </table:table-cell>
          <table:table-cell office:value-type="string" calcext:value-type="string">
            <text:p>हेमचन्द्र सूरि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निघण्टुशेष</text:p>
          </table:table-cell>
          <table:table-cell office:value-type="string" calcext:value-type="string">
            <text:p>हेमचन्द्र 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टीका</text:p>
          </table:table-cell>
          <table:table-cell office:value-type="string" calcext:value-type="string">
            <text:p>श्रीवल्लभ गणि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inted book available in Umara Gyan Bhandar. LDII publica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नार्थार्णवसङ्क्षेप</text:p>
          </table:table-cell>
          <table:table-cell office:value-type="string" calcext:value-type="string">
            <text:p>केशवस्वामिन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नानार्थशब्दकोष</text:p>
          </table:table-cell>
          <table:table-cell office:value-type="string" calcext:value-type="string">
            <text:p>मेदिनिक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Digitized version available at <text:a xlink:href="http://sanskrit.jnu.ac.in/student_projects/lexicon.jsp?lexicon=medini" xlink:type="simple">http://sanskrit.jnu.ac.in/student_projects/lexicon.jsp?lexicon=medini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विश्वलोचन / मुक्तावली</text:p>
          </table:table-cell>
          <table:table-cell office:value-type="string" calcext:value-type="string">
            <text:p>श्रीधरसेन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भूरिप्रयोग</text:p>
          </table:table-cell>
          <table:table-cell office:value-type="string" calcext:value-type="string">
            <text:p>पद्मनाभदत्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habdakalpadruma preface shows it in list of available lexica. See <text:a xlink:href="https://www.sanskrit-lexicon.uni-koeln.de/scans/csldev/csldoc/build/dictionaries/prefaces/skdpref/skdpref20.html" xlink:type="simple">https://www.sanskrit-lexicon.uni-koeln.de/scans/csldev/csldoc/build/dictionaries/prefaces/skdpref/skdpref20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रत्नाकर</text:p>
          </table:table-cell>
          <table:table-cell office:value-type="string" calcext:value-type="string">
            <text:p>महीप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t publis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तिलक</text:p>
          </table:table-cell>
          <table:table-cell office:value-type="string" calcext:value-type="string">
            <text:p>महीप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नानार्थरत्नमाला</text:p>
          </table:table-cell>
          <table:table-cell office:value-type="string" calcext:value-type="string">
            <text:p>इरुगप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329" calcext:value-type="float">
            <text:p>13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टीका</text:p>
          </table:table-cell>
          <table:table-cell office:value-type="string" calcext:value-type="string">
            <text:p>वन्द्यभट्ट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ro to Kalpadrukosha of Kesh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नार्थमञ्जरी</text:p>
          </table:table-cell>
          <table:table-cell office:value-type="string" calcext:value-type="string">
            <text:p>राघ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शब्दरत्नाकर</text:p>
          </table:table-cell>
          <table:table-cell office:value-type="string" calcext:value-type="string">
            <text:p>वामनभट्ट बाण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परमानन्दीयनाममाला</text:p>
          </table:table-cell>
          <table:table-cell office:value-type="string" calcext:value-type="string">
            <text:p>मकरन्ददास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igitized version available from Sansk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ारदीयाख्यनाममाला</text:p>
          </table:table-cell>
          <table:table-cell office:value-type="string" calcext:value-type="string">
            <text:p>हर्षकीर्ति 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अनेकार्थनाममाला</text:p>
          </table:table-cell>
          <table:table-cell office:value-type="string" calcext:value-type="string">
            <text:p>हर्षकीर्ति 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शब्दानेकार्थ</text:p>
          </table:table-cell>
          <table:table-cell office:value-type="string" calcext:value-type="string">
            <text:p>हर्षकीर्ति 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रूपमञ्जरीनाममाला</text:p>
          </table:table-cell>
          <table:table-cell office:value-type="string" calcext:value-type="string">
            <text:p>रूपचन्द्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शीघ्रबोधिनीनाममाला</text:p>
          </table:table-cell>
          <table:table-cell office:value-type="string" calcext:value-type="string">
            <text:p>पुण्डरीक विट्ठल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नामसङ्ग्रहमाला</text:p>
          </table:table-cell>
          <table:table-cell office:value-type="string" calcext:value-type="string">
            <text:p>अप्पय्य दीक्षित</text:p>
          </table:table-cell>
          <table:table-cell table:number-columns-repeated="2"/>
          <table:table-cell office:value-type="string" calcext:value-type="string">
            <text:p>A manuscript at Ranbir Sanskrit Research Instit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पर्यायपदमञ्जरी</text:p>
          </table:table-cell>
          <table:table-cell office:value-type="string" calcext:value-type="string">
            <text:p>हंवीरमिश्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e Amaramandana p 5. Madras D. Nos 1733-1734, Arsha library No. D. 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िद्धशब्दार्णव</text:p>
          </table:table-cell>
          <table:table-cell office:value-type="string" calcext:value-type="string">
            <text:p>सहजकीर्त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ोषकल्पतरु</text:p>
          </table:table-cell>
          <table:table-cell office:value-type="string" calcext:value-type="string">
            <text:p>विश्वनाथ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पञ्चतत्त्वप्रकाश</text:p>
          </table:table-cell>
          <table:table-cell office:value-type="string" calcext:value-type="string">
            <text:p>वेणिदत्त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Along with 5 other kosha. Panchatattvaprakasha etc. Given by Koba Gyan Bhanda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ालतिप्रकाश</text:p>
          </table:table-cell>
          <table:table-cell office:value-type="string" calcext:value-type="string">
            <text:p>मिरमीरासुत</text:p>
          </table:table-cell>
          <table:table-cell table:number-columns-repeated="2"/>
          <table:table-cell office:value-type="string" calcext:value-type="string">
            <text:p>Edited by Vogel from Germa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कल्पद्रुकोष</text:p>
          </table:table-cell>
          <table:table-cell office:value-type="string" calcext:value-type="string">
            <text:p>केशवस्वामिन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4300" calcext:value-type="float">
            <text:p>4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शब्दरत्नावली</text:p>
          </table:table-cell>
          <table:table-cell office:value-type="string" calcext:value-type="string">
            <text:p>मथुरेश विद्यालङ्का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शब्दरत्नसमन्वय</text:p>
          </table:table-cell>
          <table:table-cell office:value-type="string" calcext:value-type="string">
            <text:p>साहजी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3450" calcext:value-type="float">
            <text:p>3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शब्दार्थसङ्ग्रह</text:p>
          </table:table-cell>
          <table:table-cell office:value-type="string" calcext:value-type="string">
            <text:p>साहजी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etrios Galano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लोकप्रकाश</text:p>
          </table:table-cell>
          <table:table-cell office:value-type="string" calcext:value-type="string">
            <text:p>क्षेमेन्द्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वररुच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 Ekaksharanamakoshasangraha Umara A1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कोष</text:p>
          </table:table-cell>
          <table:table-cell office:value-type="string" calcext:value-type="string">
            <text:p>भास्कर पण्डित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 Ekaksharanamakoshasangraha Umara A1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नाममालिका</text:p>
          </table:table-cell>
          <table:table-cell office:value-type="string" calcext:value-type="string">
            <text:p>अमरचन्द्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 Ekaksharanamakoshasangraha Umara A1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सुधाकलश गण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ong with Abhidhanachintamani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एकाक्षररत्न / एकाक्षरशब्दमाला</text:p>
          </table:table-cell>
          <table:table-cell office:value-type="string" calcext:value-type="string">
            <text:p>माधवक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एकार्थनाममाला / मातृकारत्नमाला</text:p>
          </table:table-cell>
          <table:table-cell office:value-type="string" calcext:value-type="string">
            <text:p>सौभ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igitized version available at Sansk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्यक्षरनाममाला</text:p>
          </table:table-cell>
          <table:table-cell office:value-type="string" calcext:value-type="string">
            <text:p>सौभ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igitized version available at Sansk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कालिदास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एकाक्षरनूतननाममाला / एकाक्षरनामावली / एकाक्षरनाममालिका</text:p>
          </table:table-cell>
          <table:table-cell office:value-type="string" calcext:value-type="string">
            <text:p>विश्वशम्भु मुन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 Ekaksharanamakoshasangraha Umara A12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मातृकानिघण्टु</text:p>
          </table:table-cell>
          <table:table-cell office:value-type="string" calcext:value-type="string">
            <text:p>महीदास / महीध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 Dwadashkosha sangraha mostly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एकवर्णार्थसङ्ग्रह</text:p>
          </table:table-cell>
          <table:table-cell office:value-type="string" calcext:value-type="string">
            <text:p>भरतमल्लिक / भरतसेन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मातृकानिघण्टु / एकाक्षर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art of Shivagam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व्ययार्णव</text:p>
          </table:table-cell>
          <table:table-cell office:value-type="string" calcext:value-type="string">
            <text:p>जयदत्त कविराज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www.abebooks.com/Literary-Gems-Sanskrit-Literature-Study-Rare/209696833/bd</text:p>
          </table:table-cell>
          <table:table-cell office:value-type="string" calcext:value-type="string">
            <text:p>Sought help from Mr. Siddharth Wakankar</text:p>
          </table:table-cell>
          <table:table-cell/>
        </table:table-row>
        <table:table-row table:style-name="ro1">
          <table:table-cell office:value-type="string" calcext:value-type="string">
            <text:p>अव्ययकोष</text:p>
          </table:table-cell>
          <table:table-cell office:value-type="string" calcext:value-type="string">
            <text:p>महादे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 part of Dwadash kosha 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भेदप्रकाश</text:p>
          </table:table-cell>
          <table:table-cell office:value-type="string" calcext:value-type="string">
            <text:p>भट्टोजि दीक्षि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शब्दरत्नाकर / शब्दप्रभेद</text:p>
          </table:table-cell>
          <table:table-cell office:value-type="string" calcext:value-type="string">
            <text:p>साधुसुन्दर गण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द्विरूपकोष</text:p>
          </table:table-cell>
          <table:table-cell office:value-type="string" calcext:value-type="string">
            <text:p>श्रीहर्ष</text:p>
          </table:table-cell>
          <table:table-cell table:number-columns-repeated="2"/>
          <table:table-cell office:value-type="string" calcext:value-type="string">
            <text:p>Granth Pradashini Series, Vizagnagaram, 189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द्विरूपध्वनिसङ्ग्रह</text:p>
          </table:table-cell>
          <table:table-cell office:value-type="string" calcext:value-type="string">
            <text:p>भरतमल्लिक / भरतसेन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www.jstor.org/stable/41682443?seq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ैभाषिककोष</text:p>
          </table:table-cell>
          <table:table-cell office:value-type="string" calcext:value-type="string">
            <text:p>कृष्णकव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ome Mr. Niranjan Sabar was working on it in 2013. See BVP message for the sam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ऊष्मविवेक</text:p>
          </table:table-cell>
          <table:table-cell office:value-type="string" calcext:value-type="string">
            <text:p>गदसिंह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ublished with commentary of Parameshvara Jha, Darbhanga, AD 1890-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र्णप्रकाश</text:p>
          </table:table-cell>
          <table:table-cell office:value-type="string" calcext:value-type="string">
            <text:p>कविकर्णपू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नानार्थशब्दरत्न</text:p>
          </table:table-cell>
          <table:table-cell office:value-type="string" calcext:value-type="string">
            <text:p>कालिदास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तरला</text:p>
          </table:table-cell>
          <table:table-cell office:value-type="string" calcext:value-type="string">
            <text:p>निचुल कवि योगिचन्द्र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dited by Virupaksha Jaddipal, 2008, Amar Granth Publis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णादिनाममाला</text:p>
          </table:table-cell>
          <table:table-cell office:value-type="string" calcext:value-type="string">
            <text:p>शुभशील गण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groups.google.com/forum/#!topic/bvparishat/s9hCavirVn8" xlink:type="simple">https://groups.google.com/forum/#!topic/bvparishat/s9hCavirVn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उणादिकोष / निजविनोद</text:p>
          </table:table-cell>
          <table:table-cell office:value-type="string" calcext:value-type="string">
            <text:p>महादेव वेदान्तिन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णादिनिघण्टु</text:p>
          </table:table-cell>
          <table:table-cell office:value-type="string" calcext:value-type="string">
            <text:p>वेङ्कटेश्व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उणादिकोष</text:p>
          </table:table-cell>
          <table:table-cell office:value-type="string" calcext:value-type="string">
            <text:p>रामशर्मन तर्कवागीश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habdakalpadruma preface shows it in list of available lexica. See <text:a xlink:href="https://www.sanskrit-lexicon.uni-koeln.de/scans/csldev/csldoc/build/dictionaries/prefaces/skdpref/skdpref20.html" xlink:type="simple">https://www.sanskrit-lexicon.uni-koeln.de/scans/csldev/csldoc/build/dictionaries/prefaces/skdpref/skdpref20.htm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णादिप्रत्ययान्तशब्दकोष</text:p>
          </table:table-cell>
          <table:table-cell office:value-type="string" calcext:value-type="string">
            <text:p>लक्ष्मीनिवास</text:p>
          </table:table-cell>
          <table:table-cell table:number-columns-repeated="2"/>
          <table:table-cell office:value-type="string" calcext:value-type="string">
            <text:p>Yes.</text:p>
          </table:table-cell>
          <table:table-cell office:value-type="string" calcext:value-type="string">
            <text:p>Along with Panchatattvaprakasha in Shatkoshasangraha. Given by Koba Grantha Bhandar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औणादिकपदार्णव</text:p>
          </table:table-cell>
          <table:table-cell office:value-type="string" calcext:value-type="string">
            <text:p>पेरु 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Along with 4 other commentaries,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वस्तुविज्ञानरत्नकोष / रत्नकोष</text:p>
          </table:table-cell>
          <table:table-cell office:value-type="string" calcext:value-type="string">
            <text:p>अज्ञा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धन्वन्तरिनिघण्टु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iimh.nic.in/ebooks/e-Nighantu/sarasvatinighantu/ gives some digitized ver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पर्यायरत्नमाला</text:p>
          </table:table-cell>
          <table:table-cell office:value-type="string" calcext:value-type="string">
            <text:p>माधवक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पर्यायमुक्तावली</text:p>
          </table:table-cell>
          <table:table-cell office:value-type="string" calcext:value-type="string">
            <text:p>हरिचन्द्र सेन</text:p>
          </table:table-cell>
          <table:table-cell table:number-columns-repeated="2"/>
          <table:table-cell office:value-type="string" calcext:value-type="string">
            <text:p>Journal of the Bihar Research Society, Vols. XXXI and XXXII, Patna, 1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द्रव्यगुनसङ्ग्रह</text:p>
          </table:table-cell>
          <table:table-cell office:value-type="string" calcext:value-type="string">
            <text:p>चक्रपाणिदत्त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Along with a commentary by Sivadasas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शब्दचन्द्रिका</text:p>
          </table:table-cell>
          <table:table-cell office:value-type="string" calcext:value-type="string">
            <text:p>चक्रपाणिदत्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शब्दप्रदीप</text:p>
          </table:table-cell>
          <table:table-cell office:value-type="string" calcext:value-type="string">
            <text:p>सुरपाल / सुरेश्व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गुणसङ्ग्रह</text:p>
          </table:table-cell>
          <table:table-cell office:value-type="string" calcext:value-type="string">
            <text:p>सोढल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द्रव्यगुण</text:p>
          </table:table-cell>
          <table:table-cell office:value-type="string" calcext:value-type="string">
            <text:p>माधव कव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शब्दरत्नप्रदीप / रत्नप्रदीपनिघण्टु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igitized version available at Sanskn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मदनविनोद / मदनरत्न</text:p>
          </table:table-cell>
          <table:table-cell office:value-type="string" calcext:value-type="string">
            <text:p>मदनपाल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अभिधानरत्नमाला / षड्रसनिघण्टु</text:p>
          </table:table-cell>
          <table:table-cell office:value-type="string" calcext:value-type="string">
            <text:p>अज्ञा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www.exoticindiaart.com/book/details/sadrasa-nighantu-abhindhana-ratnamala-compendium-of-drugs-based-on-taste-NAD549/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राजनिघण्टु / निघण्टुराज / अभिधानचूडामणि</text:p>
          </table:table-cell>
          <table:table-cell office:value-type="string" calcext:value-type="string">
            <text:p>नरह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igitized version available at <text:a xlink:href="http://gretil.sub.uni-goettingen.de/gret_utf.htm#Rajnigh" xlink:type="simple">http://gretil.sub.uni-goettingen.de/gret_utf.htm#Rajnigh</text:a></text:p>
          </table:table-cell>
          <table:table-cell office:value-type="string" calcext:value-type="string">
            <text:p>Anandashram Mudranalaya Pune, 1925</text:p>
          </table:table-cell>
          <table:table-cell/>
        </table:table-row>
        <table:table-row table:style-name="ro4">
          <table:table-cell office:value-type="string" calcext:value-type="string">
            <text:p>द्रव्यगुणशतश्लोकी / द्रव्यगुणशतक / पथ्यापथ्यनिघण्टु</text:p>
          </table:table-cell>
          <table:table-cell office:value-type="string" calcext:value-type="string">
            <text:p>त्रिमल्ल भट्ट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www.academia.edu/11733246/Dravyagunasatasloki_of_Trimallabhatta._Publisher_National_Mission_for_Manuscripts_New_Delhi_and_Nag_Publishers_New_Delhi_India_2014._Review_by_C._N._Vishnuprasad_in_Journal_of_Ayurveda_and_Integrative_Medicine_January-March_2015_Vol_6_Issue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िवकोष</text:p>
          </table:table-cell>
          <table:table-cell office:value-type="string" calcext:value-type="string">
            <text:p>शिवदत्त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शिवप्रकाश</text:p>
          </table:table-cell>
          <table:table-cell office:value-type="string" calcext:value-type="string">
            <text:p>शिवदत्त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सरस्वतीनिघण्टु</text:p>
          </table:table-cell>
          <table:table-cell office:value-type="string" calcext:value-type="string">
            <text:p>शाश्व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ttps://chaukhambapustak.com/index.php?route=product/product&amp;path=305_125&amp;product_id=15095&amp;filter=&amp;limit=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ैद्यसिद्धौषधि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गणितनाममाला / ज्योतिषनाममाला</text:p>
          </table:table-cell>
          <table:table-cell office:value-type="string" calcext:value-type="string">
            <text:p>हरिदत्त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wadashakosh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ोषरत्नाकर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dited by S. Tarkapanchanana, Dacca, 1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ोषचन्द्रिका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dited by G. Tarkaratna, Dacca, 1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ोषसङ्ग्रह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dited by G. V. Bhattacharya, Calcutta, 1907-08, 1924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क्षत्र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राशि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ग्रह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धर्मसङ्ग्रह</text:p>
          </table:table-cell>
          <table:table-cell office:value-type="string" calcext:value-type="string">
            <text:p>नागार्जुन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://gretil.sub.uni-goettingen.de/gretil/1_sanskr/6_sastra/3_phil/buddh/bsa007_u.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धर्मसङ्ग्रहनामसङ्ख्यासूत्र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धर्मशरीरसूत्र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पञ्चवर्गसङ्ग्रहनाममाला</text:p>
          </table:table-cell>
          <table:table-cell office:value-type="string" calcext:value-type="string">
            <text:p>शुभशील गण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बृहदभिधानचिन्तामणि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शिवकोष</text:p>
          </table:table-cell>
          <table:table-cell office:value-type="string" calcext:value-type="string">
            <text:p>घासीलालजी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875" calcext:value-type="float">
            <text:p>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नानार्थोदयसागरकोष</text:p>
          </table:table-cell>
          <table:table-cell office:value-type="string" calcext:value-type="string">
            <text:p>घासीलालजी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श्रीलालनाममाला</text:p>
          </table:table-cell>
          <table:table-cell office:value-type="string" calcext:value-type="string">
            <text:p>घासीलालजी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भोगीन्द्र</text:p>
          </table:table-cell>
          <table:table-cell table:number-columns-repeated="4"/>
          <table:table-cell office:value-type="string" calcext:value-type="string">
            <text:p>Sources of Vaijayan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कात्यायन</text:p>
          </table:table-cell>
          <table:table-cell table:number-columns-repeated="4"/>
          <table:table-cell office:value-type="string" calcext:value-type="string">
            <text:p>Sources of Vaijayan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साहसाङ्क</text:p>
          </table:table-cell>
          <table:table-cell table:number-columns-repeated="4"/>
          <table:table-cell office:value-type="string" calcext:value-type="string">
            <text:p>Sources of Vaijayan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वाचस्पति</text:p>
          </table:table-cell>
          <table:table-cell table:number-columns-repeated="4"/>
          <table:table-cell office:value-type="string" calcext:value-type="string">
            <text:p>Sources of Vaijayan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व्याडि</text:p>
          </table:table-cell>
          <table:table-cell table:number-columns-repeated="4"/>
          <table:table-cell office:value-type="string" calcext:value-type="string">
            <text:p>Sources of Vaijayan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विश्वरूप</text:p>
          </table:table-cell>
          <table:table-cell table:number-columns-repeated="4"/>
          <table:table-cell office:value-type="string" calcext:value-type="string">
            <text:p>Sources of Vaijayan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शुभाङ्ग</text:p>
          </table:table-cell>
          <table:table-cell table:number-columns-repeated="4"/>
          <table:table-cell office:value-type="string" calcext:value-type="string">
            <text:p>Sources of Vaijayan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वोपालित</text:p>
          </table:table-cell>
          <table:table-cell table:number-columns-repeated="4"/>
          <table:table-cell office:value-type="string" calcext:value-type="string">
            <text:p>Sources of Vaijayan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भागुरि</text:p>
          </table:table-cell>
          <table:table-cell table:number-columns-repeated="4"/>
          <table:table-cell office:value-type="string" calcext:value-type="string">
            <text:p>Sources of Vaijaya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थ्यापथ्यनिघण्टु</text:p>
          </table:table-cell>
          <table:table-cell table:number-columns-repeated="5"/>
          <table:table-cell office:value-type="string" calcext:value-type="string">
            <text:p>Sources of Vishvapraka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कात्यायन</text:p>
          </table:table-cell>
          <table:table-cell table:number-columns-repeated="4"/>
          <table:table-cell office:value-type="string" calcext:value-type="string">
            <text:p>Sources of Anekarthako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हुग्ग</text:p>
          </table:table-cell>
          <table:table-cell table:number-columns-repeated="4"/>
          <table:table-cell office:value-type="string" calcext:value-type="string">
            <text:p>Sources of Anekarth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धन्वन्तरिनिघण्टु</text:p>
          </table:table-cell>
          <table:table-cell table:number-columns-repeated="5"/>
          <table:table-cell office:value-type="string" calcext:value-type="string">
            <text:p>Sources of Anekarthako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धनपाल</text:p>
          </table:table-cell>
          <table:table-cell table:number-columns-repeated="4"/>
          <table:table-cell office:value-type="string" calcext:value-type="string">
            <text:p>Sources of Abhidhanachintam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ेषाख्यनाममाला</text:p>
          </table:table-cell>
          <table:table-cell office:value-type="string" calcext:value-type="string">
            <text:p>शेष</text:p>
          </table:table-cell>
          <table:table-cell table:number-columns-repeated="4"/>
          <table:table-cell office:value-type="string" calcext:value-type="string">
            <text:p>Sources of Abhidhanachintaman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रभस</text:p>
          </table:table-cell>
          <table:table-cell table:number-columns-repeated="4"/>
          <table:table-cell office:value-type="string" calcext:value-type="string">
            <text:p>Sources of Anekarthasangra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वोपालित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रन्तिदेव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हर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शुभाङ्क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गोवर्धन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रभसपाल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रुरु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अमरदत्त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अजयपाल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गङ्गाधरकोश</text:p>
          </table:table-cell>
          <table:table-cell office:value-type="string" calcext:value-type="string">
            <text:p>गङ्गाधर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धरणिदास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वाग्भट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धर्म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तारपाल</text:p>
          </table:table-cell>
          <table:table-cell table:number-columns-repeated="4"/>
          <table:table-cell office:value-type="string" calcext:value-type="string">
            <text:p>Sources of Medinika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अमरकोषपञ्जिका</text:p>
          </table:table-cell>
          <table:table-cell office:value-type="string" calcext:value-type="string">
            <text:p>नारायण शर्मन</text:p>
          </table:table-cell>
          <table:table-cell table:number-columns-repeated="2"/>
          <table:table-cell office:value-type="string" calcext:value-type="string">
            <text:p>Sources of Bhuriprayog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मनोहरा</text:p>
          </table:table-cell>
          <table:table-cell office:value-type="string" calcext:value-type="string">
            <text:p>लोकनाथ चक्रवर्तिन</text:p>
          </table:table-cell>
          <table:table-cell table:number-columns-repeated="2"/>
          <table:table-cell office:value-type="string" calcext:value-type="string">
            <text:p>Sources of Bhuriprayo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गौड</text:p>
          </table:table-cell>
          <table:table-cell table:number-columns-repeated="4"/>
          <table:table-cell office:value-type="string" calcext:value-type="string">
            <text:p>Sources of Koshakalpatar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शर्ववर्मन</text:p>
          </table:table-cell>
          <table:table-cell table:number-columns-repeated="4"/>
          <table:table-cell office:value-type="string" calcext:value-type="string">
            <text:p>Sources of Shabdaratnava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ार्णव</text:p>
          </table:table-cell>
          <table:table-cell office:value-type="string" calcext:value-type="string">
            <text:p>दुर्गादास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which are 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्रमाणनाममाला</text:p>
          </table:table-cell>
          <table:table-cell office:value-type="string" calcext:value-type="string">
            <text:p>धनञ्जय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oshas which are available – list at end of Abhidhanasangraha</text:p>
          </table:table-cell>
          <table:table-cell office:value-type="string" calcext:value-type="string">
            <text:p>Same as Dhananjayanamamala</text:p>
          </table:table-cell>
          <table:table-cell/>
        </table:table-row>
        <table:table-row table:style-name="ro1">
          <table:table-cell office:value-type="string" calcext:value-type="string">
            <text:p>शब्दभेदप्रकाश</text:p>
          </table:table-cell>
          <table:table-cell office:value-type="string" calcext:value-type="string">
            <text:p>पुरुषोत्तमदेव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which are available – list at end of Abhidhanasangraha</text:p>
          </table:table-cell>
          <table:table-cell office:value-type="string" calcext:value-type="string">
            <text:p>Nirnayasagar Press, 1929, 12 pp.</text:p>
          </table:table-cell>
          <table:table-cell office:value-type="string" calcext:value-type="string">
            <text:p>Jain Sahitya Vardhak Sabha published it alongwith Abhidhanachintamani and other 9 works in VS 2032</text:p>
          </table:table-cell>
        </table:table-row>
        <table:table-row table:style-name="ro1">
          <table:table-cell office:value-type="string" calcext:value-type="string">
            <text:p>लिङ्गविशेषविधि</text:p>
          </table:table-cell>
          <table:table-cell office:value-type="string" calcext:value-type="string">
            <text:p>वररुच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oshas which are 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लक्ष्मीनिवास</text:p>
          </table:table-cell>
          <table:table-cell office:value-type="string" calcext:value-type="string">
            <text:p>शिवराम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oshas which are 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सङ्ग्रहनिघण्टु</text:p>
          </table:table-cell>
          <table:table-cell office:value-type="string" calcext:value-type="string">
            <text:p>अगस्त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Vizaganagaram Grantha Pradarshini Series, 1895</text:p>
          </table:table-cell>
          <table:table-cell/>
        </table:table-row>
        <table:table-row table:style-name="ro1"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अमरसिंह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विजनसेवधि</text:p>
          </table:table-cell>
          <table:table-cell office:value-type="string" calcext:value-type="string">
            <text:p>आदिनाथकविव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<text:a xlink:href="https://archive/" xlink:type="simple">https://archive</text:a>.org%2Fstream%2Fin.ernet.dli.2015.142399%2F2015.142399.New-Catalogus-Catalogorum-Vol—https://archive.org/stream/in.ernet.dli.2015.142399/2015.142399.New-Catalogus-Catalogorum-Vol--ii_djvu.txt mentions the manuscript</text:p>
          </table:table-cell>
          <table:table-cell/>
        </table:table-row>
        <table:table-row table:style-name="ro1">
          <table:table-cell office:value-type="string" calcext:value-type="string">
            <text:p>प्रयुक्तपदमञ्जरी</text:p>
          </table:table-cell>
          <table:table-cell office:value-type="string" calcext:value-type="string">
            <text:p>कालिदास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<text:a xlink:href="https://archive.org/stream/in.ernet.dli.2015.95258/2015.95258.Sanskrit-Manuscripts_djvu.txt" xlink:type="simple">https://archive.org/stream/in.ernet.dli.2015.95258/2015.95258.Sanskrit-Manuscripts_djvu.txt</text:a> and <text:a xlink:href="https://archive.org/stream/in.ernet.dli.2015.490243/2015.490243.DescriptiveCatalogueOfSanskritMssVol9Srirangam1930_djvu.txt" xlink:type="simple">https://archive.org/stream/in.ernet.dli.2015.490243/2015.490243.DescriptiveCatalogueOfSanskritMssVol9Srirangam1930_djvu.txt</text:a> mentons manuscripts</text:p>
          </table:table-cell>
          <table:table-cell/>
        </table:table-row>
        <table:table-row table:style-name="ro3">
          <table:table-cell office:value-type="string" calcext:value-type="string">
            <text:p>शब्दार्णव / शब्दसन्दर्भसिन्धु</text:p>
          </table:table-cell>
          <table:table-cell office:value-type="string" calcext:value-type="string">
            <text:p>काशिनाथ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Also known as शब्दसन्दर्भसिन्धु। <text:a xlink:href="http://ignca.bestbookbuddies.com/cgi-bin/koha/opac-detail.pl?biblionumber=111540&amp;query_desc=kw%2Cwrdl%3A%20शब्दसन्दर्भसिन्धु" xlink:type="simple">http://ignca.bestbookbuddies.com/cgi-bin/koha/opac-detail.pl?biblionumber=111540&amp;query_desc=kw%2Cwrdl%3A%20%E0%A4%B6%E0%A4%AC%E0%A5%8D%E0%A4%A6%E0%A4%B8%E0%A4%A8%E0%A5%8D%E0%A4%A6%E0%A4%B0%E0%A5%8D%E0%A4%AD%E0%A4%B8%E0%A4%BF%E0%A4%A8%E0%A5%8D%E0%A4%A7%E0%A5%81</text:a>  , <text:a xlink:href="http://ignca.bestbookbuddies.com/cgi-bin/koha/opac-detail.pl?biblionumber=286451&amp;query_desc=kw%2Cwrdl%3A%20शब्दसन्दर्भसिन्धु" xlink:type="simple">http://ignca.bestbookbuddies.com/cgi-bin/koha/opac-detail.pl?biblionumber=286451&amp;query_desc=kw%2Cwrdl%3A%20%E0%A4%B6%E0%A4%AC%E0%A5%8D%E0%A4%A6%E0%A4%B8%E0%A4%A8%E0%A5%8D%E0%A4%A6%E0%A4%B0%E0%A5%8D%E0%A4%AD%E0%A4%B8%E0%A4%BF%E0%A4%A8%E0%A5%8D%E0%A4%A7%E0%A5%81</text:a> and <text:a xlink:href="http://ignca.bestbookbuddies.com/cgi-bin/koha/opac-detail.pl?biblionumber=483033&amp;query_desc=kw%2Cwrdl%3A%20शब्दसन्दर्भसिन्धु" xlink:type="simple">http://ignca.bestbookbuddies.com/cgi-bin/koha/opac-detail.pl?biblionumber=483033&amp;query_desc=kw%2Cwrdl%3A%20%E0%A4%B6%E0%A4%AC%E0%A5%8D%E0%A4%A6%E0%A4%B8%E0%A4%A8%E0%A5%8D%E0%A4%A6%E0%A4%B0%E0%A5%8D%E0%A4%AD%E0%A4%B8%E0%A4%BF%E0%A4%A8%E0%A5%8D%E0%A4%A7%E0%A5%81</text:a></text:p>
          </table:table-cell>
          <table:table-cell/>
        </table:table-row>
        <table:table-row table:style-name="ro1">
          <table:table-cell office:value-type="string" calcext:value-type="string">
            <text:p>लघुनिघण्टुसार</text:p>
          </table:table-cell>
          <table:table-cell office:value-type="string" calcext:value-type="string">
            <text:p>केशवस्वामिन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ध्वनिमञ्जरी / नानार्थध्वनिमञ्जरी</text:p>
          </table:table-cell>
          <table:table-cell office:value-type="string" calcext:value-type="string">
            <text:p>गदसिंह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Shabdakalpadruma preface shows it in list of available lexica. See <text:a xlink:href="https://www.sanskrit-lexicon.uni-koeln.de/scans/csldev/csldoc/build/dictionaries/prefaces/skdpref/skdpref20.html" xlink:type="simple">https://www.sanskrit-lexicon.uni-koeln.de/scans/csldev/csldoc/build/dictionaries/prefaces/skdpref/skdpref20.html</text:a></text:p>
          </table:table-cell>
          <table:table-cell office:value-type="string" calcext:value-type="string">
            <text:p>https://archive.org/stream/AnAlphabeticalIndexOfSanskritManuscriptsInTheDhakaUniversityLibraryPartIV/An%20Alphabetical%20Index%20of%20Sanskrit%20Manuscripts%20in%20the%20Dhaka%20University%20Library%20Part-IV_djvu.txt</text:p>
          </table:table-cell>
        </table:table-row>
        <table:table-row table:style-name="ro1">
          <table:table-cell office:value-type="string" calcext:value-type="string">
            <text:p>शब्दमाला</text:p>
          </table:table-cell>
          <table:table-cell office:value-type="string" calcext:value-type="string">
            <text:p>गोपिनाथ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ावली</text:p>
          </table:table-cell>
          <table:table-cell office:value-type="string" calcext:value-type="string">
            <text:p>गोवर्धन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सागर</text:p>
          </table:table-cell>
          <table:table-cell office:value-type="string" calcext:value-type="string">
            <text:p>गोविन्दशर्मा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भिधानतन्त्र</text:p>
          </table:table-cell>
          <table:table-cell office:value-type="string" calcext:value-type="string">
            <text:p>जटाधर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Shabdakalpadruma preface shows it in list of available lexica. See <text:a xlink:href="https://www.sanskrit-lexicon.uni-koeln.de/scans/csldev/csldoc/build/dictionaries/prefaces/skdpref/skdpref20.html" xlink:type="simple">https://www.sanskrit-lexicon.uni-koeln.de/scans/csldev/csldoc/build/dictionaries/prefaces/skdpref/skdpref20.html</text:a></text:p>
          </table:table-cell>
          <table:table-cell office:value-type="string" calcext:value-type="string">
            <text:p>https://archive.org/stream/BodlianCatalogueofSanskritfinished/BodlianCatalogueofSanskritfinished_djvu.txt</text:p>
          </table:table-cell>
        </table:table-row>
        <table:table-row table:style-name="ro1">
          <table:table-cell office:value-type="string" calcext:value-type="string">
            <text:p>निघण्टु</text:p>
          </table:table-cell>
          <table:table-cell office:value-type="string" calcext:value-type="string">
            <text:p>जैमिन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ैष्णवाभिधान</text:p>
          </table:table-cell>
          <table:table-cell office:value-type="string" calcext:value-type="string">
            <text:p>देवकीनन्दन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https%3A%2F%2Fwww.forgottenbooks.com%2Fen%2Fdownload%2FNoticesofSanskritMss_10479606.pdf&amp;usg=AOvVaw0slFgZnEqaux-UM1x4r21J</text:p>
          </table:table-cell>
          <table:table-cell/>
        </table:table-row>
        <table:table-row table:style-name="ro1">
          <table:table-cell office:value-type="string" calcext:value-type="string">
            <text:p>नानार्थसमुच्चय</text:p>
          </table:table-cell>
          <table:table-cell office:value-type="string" calcext:value-type="string">
            <text:p>धरणिदास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धरणिकोष of धरणिदास is digitized. Whether this is separate or the same, needs to be investigated.</text:p>
          </table:table-cell>
          <table:table-cell/>
        </table:table-row>
        <table:table-row table:style-name="ro1">
          <table:table-cell office:value-type="string" calcext:value-type="string">
            <text:p>कविजीवन</text:p>
          </table:table-cell>
          <table:table-cell office:value-type="string" calcext:value-type="string">
            <text:p>धर्मराज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बालप्रबोधिका</text:p>
          </table:table-cell>
          <table:table-cell office:value-type="string" calcext:value-type="string">
            <text:p>नत्किकरकव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र्णाभिधान</text:p>
          </table:table-cell>
          <table:table-cell office:value-type="string" calcext:value-type="string">
            <text:p>नन्दनभट्ट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Shabdakalpadruma preface shows it in list of available lexica. See <text:a xlink:href="https://www.sanskrit-lexicon.uni-koeln.de/scans/csldev/csldoc/build/dictionaries/prefaces/skdpref/skdpref20.html" xlink:type="simple">https://www.sanskrit-lexicon.uni-koeln.de/scans/csldev/csldoc/build/dictionaries/prefaces/skdpref/skdpref20.html</text:a></text:p>
          </table:table-cell>
          <table:table-cell office:value-type="string" calcext:value-type="string">
            <text:p>https://books.google.co.in/books/about/Tantrabhidhanam_varnabhidhana_matrkanigh.html?id=dQkMAQAAIAAJ&amp;redir_esc=y</text:p>
          </table:table-cell>
        </table:table-row>
        <table:table-row table:style-name="ro1">
          <table:table-cell office:value-type="string" calcext:value-type="string">
            <text:p>राजनिघण्टु</text:p>
          </table:table-cell>
          <table:table-cell office:value-type="string" calcext:value-type="string">
            <text:p>नरसिंहपण्डित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राजवल्लभ</text:p>
          </table:table-cell>
          <table:table-cell office:value-type="string" calcext:value-type="string">
            <text:p>नारायण दास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style-name="ce1" office:value-type="string" calcext:value-type="string">
            <text:p>Narayana Das, Raja Vallabha Nighantu. Venkateshwara. Press, Bombay, 1911</text:p>
          </table:table-cell>
          <table:table-cell/>
        </table:table-row>
        <table:table-row table:style-name="ro1">
          <table:table-cell office:value-type="string" calcext:value-type="string">
            <text:p>रत्नकोष</text:p>
          </table:table-cell>
          <table:table-cell office:value-type="string" calcext:value-type="string">
            <text:p>नृसिंहमुन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रत्नकोष</text:p>
          </table:table-cell>
          <table:table-cell office:value-type="string" calcext:value-type="string">
            <text:p>पृथ्वीधर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चन्द्रिका</text:p>
          </table:table-cell>
          <table:table-cell office:value-type="string" calcext:value-type="string">
            <text:p>बाणकव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िघण्टुकैकाध्याय</text:p>
          </table:table-cell>
          <table:table-cell office:value-type="string" calcext:value-type="string">
            <text:p>बाल्हिकेयमिश्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त्रिरूपकोष</text:p>
          </table:table-cell>
          <table:table-cell office:value-type="string" calcext:value-type="string">
            <text:p>बिल्हण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संग्रहनिघण्टु</text:p>
          </table:table-cell>
          <table:table-cell office:value-type="string" calcext:value-type="string">
            <text:p>भार्गव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दचन्द्रिका</text:p>
          </table:table-cell>
          <table:table-cell office:value-type="string" calcext:value-type="string">
            <text:p>मयू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https://archive.org/stream/SanskritPoemsOfMayura/Sanskrit%20Poems%20of%20Mayura_djvu.txt</text:p>
          </table:table-cell>
          <table:table-cell/>
        </table:table-row>
        <table:table-row table:style-name="ro1">
          <table:table-cell office:value-type="string" calcext:value-type="string">
            <text:p>एकाक्षरनिघण्टु</text:p>
          </table:table-cell>
          <table:table-cell office:value-type="string" calcext:value-type="string">
            <text:p>माध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In ekaksharanamakoshasangraha of Rajasundaravijaya</text:p>
          </table:table-cell>
          <table:table-cell/>
        </table:table-row>
        <table:table-row table:style-name="ro1">
          <table:table-cell office:value-type="string" calcext:value-type="string">
            <text:p>सुप्रसिद्धमञ्जरी / सुप्रसिद्धपदमञ्जरी</text:p>
          </table:table-cell>
          <table:table-cell office:value-type="string" calcext:value-type="string">
            <text:p>मुरा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युर्वेदपर्यायरत्नमाला</text:p>
          </table:table-cell>
          <table:table-cell office:value-type="string" calcext:value-type="string">
            <text:p>रत्नमालाक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ार्थनिर्णय</text:p>
          </table:table-cell>
          <table:table-cell office:value-type="string" calcext:value-type="string">
            <text:p>राक्षस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विदर्पणनिघण्टु</text:p>
          </table:table-cell>
          <table:table-cell office:value-type="string" calcext:value-type="string">
            <text:p>राम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https://archive.org/stream/aclassifiedinde00burngoog/aclassifiedinde00burngoog_djvu.txt</text:p>
          </table:table-cell>
          <table:table-cell/>
        </table:table-row>
        <table:table-row table:style-name="ro1">
          <table:table-cell office:value-type="string" calcext:value-type="string">
            <text:p>शब्दमाला</text:p>
          </table:table-cell>
          <table:table-cell office:value-type="string" calcext:value-type="string">
            <text:p>रामेश्व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Shabdakalpadruma preface shows it in list of available lexica. See <text:a xlink:href="https://www.sanskrit-lexicon.uni-koeln.de/scans/csldev/csldoc/build/dictionaries/prefaces/skdpref/skdpref20.html" xlink:type="simple">https://www.sanskrit-lexicon.uni-koeln.de/scans/csldev/csldoc/build/dictionaries/prefaces/skdpref/skdpref20.html</text:a></text:p>
          </table:table-cell>
          <table:table-cell/>
        </table:table-row>
        <table:table-row table:style-name="ro1">
          <table:table-cell office:value-type="string" calcext:value-type="string">
            <text:p>नाममातृकानिघण्टु</text:p>
          </table:table-cell>
          <table:table-cell office:value-type="string" calcext:value-type="string">
            <text:p>वरदराज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ऐन्द्रनिघण्टु</text:p>
          </table:table-cell>
          <table:table-cell office:value-type="string" calcext:value-type="string">
            <text:p>वररुच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https://archive.org/stream/p1a4catalogueofs01greauoft/p1a4catalogueofs01greauoft_djvu.txt</text:p>
          </table:table-cell>
          <table:table-cell/>
        </table:table-row>
        <table:table-row table:style-name="ro1">
          <table:table-cell office:value-type="string" calcext:value-type="string">
            <text:p>कविमञ्जरी</text:p>
          </table:table-cell>
          <table:table-cell office:value-type="string" calcext:value-type="string">
            <text:p>वल्लभ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विदीपिकानिघण्टु</text:p>
          </table:table-cell>
          <table:table-cell office:value-type="string" calcext:value-type="string">
            <text:p>विक्रमादित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https://www.google.com/url?sa=t&amp;rct=j&amp;q=&amp;esrc=s&amp;source=web&amp;cd=4&amp;cad=rja&amp;uact=8&amp;ved=2ahUKEwi3kJvAiJzoAhWZbSsKHRUgB3wQFjADegQIAhAB&amp;url=https%3A%2F%2Farchive.org%2Fstream%2Fin.ernet.dli.2015.53564%2F2015.53564.Lists-Of-Sanskrit-Manuscripts-In-Private-Libraries--Vol1_djvu.txt&amp;usg=AOvVaw3qpkMWyuvzHwL7BN3vifJ-</text:p>
          </table:table-cell>
          <table:table-cell/>
        </table:table-row>
        <table:table-row table:style-name="ro1">
          <table:table-cell office:value-type="string" calcext:value-type="string">
            <text:p>शब्दचिन्तामणि</text:p>
          </table:table-cell>
          <table:table-cell office:value-type="string" calcext:value-type="string">
            <text:p>विट्ठल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ार्थकल्पतरु</text:p>
          </table:table-cell>
          <table:table-cell office:value-type="string" calcext:value-type="string">
            <text:p>मामिडि वेङ्कट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See Amaramandana p 7. Madas D. No. 1767-72</text:p>
          </table:table-cell>
          <table:table-cell/>
        </table:table-row>
        <table:table-row table:style-name="ro1">
          <table:table-cell office:value-type="string" calcext:value-type="string">
            <text:p>शाब्दिकविद्वत्कविप्रमोदक</text:p>
          </table:table-cell>
          <table:table-cell office:value-type="string" calcext:value-type="string">
            <text:p>वेङ्कट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शदीपनिघण्टु</text:p>
          </table:table-cell>
          <table:table-cell office:value-type="string" calcext:value-type="string">
            <text:p>वेदान्त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https://archive.org/stream/in.ernet.dli.2015.37894/2015.37894.Records-Of-Ancient-Sanskrit-Literature_djvu.txt</text:p>
          </table:table-cell>
          <table:table-cell/>
        </table:table-row>
        <table:table-row table:style-name="ro1">
          <table:table-cell office:value-type="string" calcext:value-type="string">
            <text:p>संयमिनाममाला</text:p>
          </table:table-cell>
          <table:table-cell office:value-type="string" calcext:value-type="string">
            <text:p>शंक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्लेषार्थपदसंग्रह</text:p>
          </table:table-cell>
          <table:table-cell office:value-type="string" calcext:value-type="string">
            <text:p>श्रीहर्ष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निघण्टु</text:p>
          </table:table-cell>
          <table:table-cell office:value-type="string" calcext:value-type="string">
            <text:p>सद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लिङ्गप्रकाश</text:p>
          </table:table-cell>
          <table:table-cell office:value-type="string" calcext:value-type="string">
            <text:p>सारेश्व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भुवनप्रदीपिका</text:p>
          </table:table-cell>
          <table:table-cell office:value-type="string" calcext:value-type="string">
            <text:p>सार्वभौममिश्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तिलक</text:p>
          </table:table-cell>
          <table:table-cell office:value-type="string" calcext:value-type="string">
            <text:p>सोमभव / महीप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Koshas unavailable – list at end of Abhidhanasangraha</text:p>
          </table:table-cell>
          <table:table-cell office:value-type="string" calcext:value-type="string">
            <text:p>Mahipa referst to himself as Somaprabhava. See Sundaraikaksharakosha preface page 18.</text:p>
          </table:table-cell>
          <table:table-cell/>
        </table:table-row>
        <table:table-row table:style-name="ro3">
          <table:table-cell office:value-type="string" calcext:value-type="string">
            <text:p>अनेकार्थनिघण्टु</text:p>
          </table:table-cell>
          <table:table-cell office:value-type="string" calcext:value-type="string">
            <text:p>धनञ्जय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Digitized.</text:p>
          </table:table-cell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Bhāratīya Jnyānapītha, 1950, Benaras, 140 pp.</text:p>
          </table:table-cell>
          <table:table-cell/>
        </table:table-row>
        <table:table-row table:style-name="ro3">
          <table:table-cell office:value-type="string" calcext:value-type="string">
            <text:p>अनेकार्थनाममाला</text:p>
          </table:table-cell>
          <table:table-cell office:value-type="string" calcext:value-type="string">
            <text:p>धनञ्जय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टीका</text:p>
          </table:table-cell>
          <table:table-cell office:value-type="string" calcext:value-type="string">
            <text:p>अज्ञात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e Sundaraikaksharakosha page 20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निघण्टुसमय</text:p>
          </table:table-cell>
          <table:table-cell office:value-type="string" calcext:value-type="string">
            <text:p>धनञ्ज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This may be anekarthanamamala. See Sundarikaksharakosha page 20.</text:p>
          </table:table-cell>
          <table:table-cell/>
        </table:table-row>
        <table:table-row table:style-name="ro3">
          <table:table-cell office:value-type="string" calcext:value-type="string">
            <text:p>धनपालीयकोश</text:p>
          </table:table-cell>
          <table:table-cell office:value-type="string" calcext:value-type="string">
            <text:p>धनपाल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Not published till writing by Hiralal Kapadiya</text:p>
          </table:table-cell>
          <table:table-cell/>
        </table:table-row>
        <table:table-row table:style-name="ro3">
          <table:table-cell office:value-type="string" calcext:value-type="string">
            <text:p>निघण्टु</text:p>
          </table:table-cell>
          <table:table-cell office:value-type="string" calcext:value-type="string">
            <text:p>बुद्धिसाग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Not published till writing by Hiralal Kapadiya</text:p>
          </table:table-cell>
          <table:table-cell/>
        </table:table-row>
        <table:table-row table:style-name="ro4">
          <table:table-cell office:value-type="string" calcext:value-type="string">
            <text:p>बीजक-अभिधानचिन्तामणि-नामलाला-बीजक</text:p>
          </table:table-cell>
          <table:table-cell office:value-type="string" calcext:value-type="string">
            <text:p>शुभविजयगण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बीजक-अभिधानचिन्तामणि-नामलाला-बीजक</text:p>
          </table:table-cell>
          <table:table-cell office:value-type="string" calcext:value-type="string">
            <text:p>देवविमलगण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बीजक-अभिधानचिन्तामणि-नामलाला-बीजक</text:p>
          </table:table-cell>
          <table:table-cell office:value-type="string" calcext:value-type="string">
            <text:p>अज्ञा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शेषनाममाला (शेषसङ्ग्रहनाममाला)</text:p>
          </table:table-cell>
          <table:table-cell office:value-type="string" calcext:value-type="string">
            <text:p>हेमचन्द्र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श्रीवल्लभगणि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अज्ञात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शब्दरत्नप्रदीप / रत्नप्रदीपनिघण्टु</text:p>
          </table:table-cell>
          <table:table-cell office:value-type="string" calcext:value-type="string">
            <text:p>कल्याणमल्ल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शब्दचन्द्रिका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manuscript of 17 pages in LDII.</text:p>
          </table:table-cell>
          <table:table-cell/>
        </table:table-row>
        <table:table-row table:style-name="ro4">
          <table:table-cell office:value-type="string" calcext:value-type="string">
            <text:p>सुन्दरप्रकाश / पदार्थचिन्तामणि / शब्दार्णव</text:p>
          </table:table-cell>
          <table:table-cell office:value-type="string" calcext:value-type="string">
            <text:p>पद्मसुन्द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Manuscript at Sujangadh, Shripanechanda Sindhi collection. See Sundaraikaksharakosha page 21.</text:p>
          </table:table-cell>
          <table:table-cell/>
        </table:table-row>
        <table:table-row table:style-name="ro4">
          <table:table-cell office:value-type="string" calcext:value-type="string">
            <text:p>शब्दसंदोहसङ्ग्रह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479 pages palm leaf manuscript mentioned in Jai.Gra.</text:p>
          </table:table-cell>
          <table:table-cell/>
        </table:table-row>
        <table:table-row table:style-name="ro4">
          <table:table-cell office:value-type="string" calcext:value-type="string">
            <text:p>लघुतमनामकोश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Published by जै.पु. प्र.सं सुरत</text:p>
          </table:table-cell>
          <table:table-cell/>
        </table:table-row>
        <table:table-row table:style-name="ro4">
          <table:table-cell office:value-type="string" calcext:value-type="string">
            <text:p>नामकोश</text:p>
          </table:table-cell>
          <table:table-cell office:value-type="string" calcext:value-type="string">
            <text:p>सहजकीर्त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There is a siddhashabdarnava by the same </text:p>
          </table:table-cell>
          <table:table-cell/>
        </table:table-row>
        <table:table-row table:style-name="ro4">
          <table:table-cell office:value-type="string" calcext:value-type="string">
            <text:p>सुशीलनाममाला</text:p>
          </table:table-cell>
          <table:table-cell office:value-type="string" calcext:value-type="string">
            <text:p>सुशील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Book is available in Umara Gyan Bhandar</text:p>
          </table:table-cell>
          <table:table-cell/>
        </table:table-row>
        <table:table-row table:style-name="ro4">
          <table:table-cell office:value-type="string" calcext:value-type="string">
            <text:p>द्व्यक्षरनाममाला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पञ्चवर्गपरिहारनाममाला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अपवर्गनाममाला</text:p>
          </table:table-cell>
          <table:table-cell office:value-type="string" calcext:value-type="string">
            <text:p>जिनभद्र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अपवर्गनाममाला</text:p>
          </table:table-cell>
          <table:table-cell office:value-type="string" calcext:value-type="string">
            <text:p>जिनचन्द्र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अपवर्गनाममाला</text:p>
          </table:table-cell>
          <table:table-cell office:value-type="string" calcext:value-type="string">
            <text:p>अज्ञा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जै ग्रं पृ ३०९</text:p>
          </table:table-cell>
          <table:table-cell/>
        </table:table-row>
        <table:table-row table:style-name="ro4">
          <table:table-cell office:value-type="string" calcext:value-type="string">
            <text:p>राजकोश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हनुमन्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रत्नपरीक्षा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निघण्टुसङ्ग्रह</text:p>
          </table:table-cell>
          <table:table-cell office:value-type="string" calcext:value-type="string">
            <text:p>अकलंकदेव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जि र को २१२</text:p>
          </table:table-cell>
          <table:table-cell/>
        </table:table-row>
        <table:table-row table:style-name="ro4">
          <table:table-cell office:value-type="string" calcext:value-type="string">
            <text:p>औषदीयनाममाला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जै ग्रं पृ ३१०</text:p>
          </table:table-cell>
          <table:table-cell/>
        </table:table-row>
        <table:table-row table:style-name="ro4">
          <table:table-cell office:value-type="string" calcext:value-type="string">
            <text:p>बीज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जै ग्रं पृ ३११</text:p>
          </table:table-cell>
          <table:table-cell/>
        </table:table-row>
        <table:table-row table:style-name="ro4">
          <table:table-cell office:value-type="string" calcext:value-type="string">
            <text:p>निघण्टु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भाग १, २ गुजराती पुस्तक मण्डळ वडोदरा, १९९९</text:p>
          </table:table-cell>
          <table:table-cell/>
        </table:table-row>
        <table:table-row table:style-name="ro4">
          <table:table-cell office:value-type="string" calcext:value-type="string">
            <text:p>भाषाटीका</text:p>
          </table:table-cell>
          <table:table-cell office:value-type="string" calcext:value-type="string">
            <text:p>पं० नन्दलाल शर्मा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गांधी नाथारंग जैन ग्रन्थमाला, १९१२</text:p>
          </table:table-cell>
          <table:table-cell/>
        </table:table-row>
        <table:table-row table:style-name="ro4">
          <table:table-cell office:value-type="string" calcext:value-type="string">
            <text:p>एकाक्षरनिघण्टु</text:p>
          </table:table-cell>
          <table:table-cell office:value-type="string" calcext:value-type="string">
            <text:p>मलधारी हेमचन्द्र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manuscript in Surat, जि र को खं १, पृ ६१</text:p>
          </table:table-cell>
          <table:table-cell/>
        </table:table-row>
        <table:table-row table:style-name="ro4">
          <table:table-cell office:value-type="string" calcext:value-type="string">
            <text:p>अर्थरत्नावली</text:p>
          </table:table-cell>
          <table:table-cell office:value-type="string" calcext:value-type="string">
            <text:p>समयसुन्दरगण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अव्ययैकाक्षरनाममाला</text:p>
          </table:table-cell>
          <table:table-cell office:value-type="string" calcext:value-type="string">
            <text:p>सुधाकलश गण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manuscript at LDII.</text:p>
          </table:table-cell>
          <table:table-cell/>
        </table:table-row>
        <table:table-row table:style-name="ro4">
          <table:table-cell office:value-type="string" calcext:value-type="string">
            <text:p>एकाक्षरकोष</text:p>
          </table:table-cell>
          <table:table-cell office:value-type="string" calcext:value-type="string">
            <text:p>महाक्षपणक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एकाक्षरनाममालिका</text:p>
          </table:table-cell>
          <table:table-cell office:value-type="string" calcext:value-type="string">
            <text:p>अमर कवीन्द्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अज्ञा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?? दे ला जै पु सं - अभि चि कोश विविध कृतिओ साथे छपायो छे एमां छपायेल आ ज छे के केम?</text:p>
          </table:table-cell>
          <table:table-cell/>
        </table:table-row>
        <table:table-row table:style-name="ro4">
          <table:table-cell office:value-type="string" calcext:value-type="string">
            <text:p>अभिधानराजेन्द्र</text:p>
          </table:table-cell>
          <table:table-cell office:value-type="string" calcext:value-type="string">
            <text:p>विजयराजेन्द्रसूरि</text:p>
          </table:table-cell>
          <table:table-cell table:number-columns-repeated="4"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शब्दाम्बुधिकोश</text:p>
          </table:table-cell>
          <table:table-cell office:value-type="string" calcext:value-type="string">
            <text:p>विजयराजेन्द्र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पाइयसद्महण्णव</text:p>
          </table:table-cell>
          <table:table-cell office:value-type="string" calcext:value-type="string">
            <text:p>पं० हरगोविन्ददास त्रिविक्रमचंद शेठ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rdhamagadhi Dictionary</text:p>
          </table:table-cell>
          <table:table-cell office:value-type="string" calcext:value-type="string">
            <text:p>श्रीरत्नचन्द्र शतावधानी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अल्पपरिचितसैद्धान्तिकशब्दकोष</text:p>
          </table:table-cell>
          <table:table-cell office:value-type="string" calcext:value-type="string">
            <text:p>आनन्दसागर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जैनेन्द्रसिद्धान्तकोश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जैनलक्षणावली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भिक्षुआगमकोश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एकाक्षरीनानार्थकाण्ड</text:p>
          </table:table-cell>
          <table:table-cell office:value-type="string" calcext:value-type="string">
            <text:p>धरसेन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पारसीकनाममाला / शब्दविलास</text:p>
          </table:table-cell>
          <table:table-cell office:value-type="string" calcext:value-type="string">
            <text:p>हरि ब्राह्मण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सङ्ख्यावाचकशब्दकोश</text:p>
          </table:table-cell>
          <table:table-cell office:value-type="string" calcext:value-type="string">
            <text:p>सं० जिनेन्द्रसूर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लेश्याकोष</text:p>
          </table:table-cell>
          <table:table-cell office:value-type="string" calcext:value-type="string">
            <text:p>सं० मोहनलाल बांठीया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संधिविनोदपञ्चदशी</text:p>
          </table:table-cell>
          <table:table-cell office:value-type="string" calcext:value-type="string">
            <text:p>धर्मधुरंधरसूर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मनोरथनाममाला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Dharmadhurandharasuri, Jain Sa. Pra. Sabha</text:p>
          </table:table-cell>
          <table:table-cell/>
        </table:table-row>
        <table:table-row table:style-name="ro4">
          <table:table-cell office:value-type="string" calcext:value-type="string">
            <text:p>वस्तुविज्ञानरत्नकोश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Questionable</text:p>
          </table:table-cell>
          <table:table-cell/>
        </table:table-row>
        <table:table-row table:style-name="ro4">
          <table:table-cell office:value-type="string" calcext:value-type="string">
            <text:p>वस्तुकोश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Questionable</text:p>
          </table:table-cell>
          <table:table-cell/>
        </table:table-row>
        <table:table-row table:style-name="ro4">
          <table:table-cell office:value-type="string" calcext:value-type="string">
            <text:p>वस्तुकोश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Questionable</text:p>
          </table:table-cell>
          <table:table-cell/>
        </table:table-row>
        <table:table-row table:style-name="ro4">
          <table:table-cell office:value-type="string" calcext:value-type="string">
            <text:p>रससार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Questionable</text:p>
          </table:table-cell>
          <table:table-cell/>
        </table:table-row>
        <table:table-row table:style-name="ro4">
          <table:table-cell office:value-type="string" calcext:value-type="string">
            <text:p>रत्नकोशव्याख्या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Questionable</text:p>
          </table:table-cell>
          <table:table-cell/>
        </table:table-row>
        <table:table-row table:style-name="ro4">
          <table:table-cell office:value-type="string" calcext:value-type="string">
            <text:p>पद्मकोश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Questionable</text:p>
          </table:table-cell>
          <table:table-cell/>
        </table:table-row>
        <table:table-row table:style-name="ro4">
          <table:table-cell office:value-type="string" calcext:value-type="string">
            <text:p>लोकसंव्यवहार</text:p>
          </table:table-cell>
          <table:table-cell office:value-type="string" calcext:value-type="string">
            <text:p>रविगुप्त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જૈન સંસ્ક્િત સાહિત્યનો ઇતિહાસ ભાગ – ૧, હીરાલાલ રસિકલાલ કાપડીયા</text:p>
          </table:table-cell>
          <table:table-cell office:value-type="string" calcext:value-type="string">
            <text:p>Questionable</text:p>
          </table:table-cell>
          <table:table-cell/>
        </table:table-row>
        <table:table-row table:style-name="ro1">
          <table:table-cell office:value-type="string" calcext:value-type="string">
            <text:p>वाचस्पत्यम्</text:p>
          </table:table-cell>
          <table:table-cell office:value-type="string" calcext:value-type="string">
            <text:p>भट्टाचार्य तारानाथ तर्कवाचस्पति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chnical_study_of_sanskrit_lexica_after_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्यायकोश</text:p>
          </table:table-cell>
          <table:table-cell office:value-type="string" calcext:value-type="string">
            <text:p>भीमाचार्य झळकीक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ज्योतिषशास्त्रनिघण्टु</text:p>
          </table:table-cell>
          <table:table-cell office:value-type="string" calcext:value-type="string">
            <text:p>हयग्रीव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ोशावतंस</text:p>
          </table:table-cell>
          <table:table-cell office:value-type="string" calcext:value-type="string">
            <text:p>राघवकव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02</text:p>
          </table:table-cell>
          <table:table-cell office:value-type="string" calcext:value-type="string">
            <text:p>Poona,S. A. Khandekar, 1945, 234 pp. </text:p>
          </table:table-cell>
          <table:table-cell/>
        </table:table-row>
        <table:table-row table:style-name="ro1">
          <table:table-cell office:value-type="string" calcext:value-type="string">
            <text:p>पर्यायरत्नमाला</text:p>
          </table:table-cell>
          <table:table-cell office:value-type="string" calcext:value-type="string">
            <text:p>माधवकर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chnical_study_of_sanskrit_lexica_after_1803</text:p>
          </table:table-cell>
          <table:table-cell office:value-type="string" calcext:value-type="string">
            <text:p>Patna University Journal Vol.2, Patna, 1946,142 pp.</text:p>
          </table:table-cell>
          <table:table-cell/>
        </table:table-row>
        <table:table-row table:style-name="ro1">
          <table:table-cell office:value-type="string" calcext:value-type="string">
            <text:p>नानार्थसङ्ग्रह</text:p>
          </table:table-cell>
          <table:table-cell office:value-type="string" calcext:value-type="string">
            <text:p>अरुन्दम बोरुआ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04</text:p>
          </table:table-cell>
          <table:table-cell office:value-type="string" calcext:value-type="string">
            <text:p>Publication Board, Gauhati, 1969, 554 pp. frsp </text:p>
          </table:table-cell>
          <table:table-cell/>
        </table:table-row>
        <table:table-row table:style-name="ro1">
          <table:table-cell office:value-type="string" calcext:value-type="string">
            <text:p>उद्धारकोष</text:p>
          </table:table-cell>
          <table:table-cell office:value-type="string" calcext:value-type="string">
            <text:p>दक्षिणामूर्त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05</text:p>
          </table:table-cell>
          <table:table-cell office:value-type="string" calcext:value-type="string">
            <text:p>Munshiram Manoharlal Publishers Pvt. Ltd., 1978. 1 st edition</text:p>
          </table:table-cell>
          <table:table-cell/>
        </table:table-row>
        <table:table-row table:style-name="ro1">
          <table:table-cell office:value-type="string" calcext:value-type="string">
            <text:p>संहितेय निरुक्तिकोष</text:p>
          </table:table-cell>
          <table:table-cell office:value-type="string" calcext:value-type="string">
            <text:p>रूप किशोर शास्त्री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06</text:p>
          </table:table-cell>
          <table:table-cell office:value-type="string" calcext:value-type="string">
            <text:p>Gurukul Vrindavan Sthanak Shodha Sansthan, 2005</text:p>
          </table:table-cell>
          <table:table-cell/>
        </table:table-row>
        <table:table-row table:style-name="ro1">
          <table:table-cell office:value-type="string" calcext:value-type="string">
            <text:p>सांख्ययोगकोष</text:p>
          </table:table-cell>
          <table:table-cell office:value-type="string" calcext:value-type="string">
            <text:p>केदारनाथ त्रिपाठी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07</text:p>
          </table:table-cell>
          <table:table-cell office:value-type="string" calcext:value-type="string">
            <text:p>Varanasi, 1974</text:p>
          </table:table-cell>
          <table:table-cell/>
        </table:table-row>
        <table:table-row table:style-name="ro1">
          <table:table-cell office:value-type="string" calcext:value-type="string">
            <text:p>तन्त्राभिधान</text:p>
          </table:table-cell>
          <table:table-cell office:value-type="string" calcext:value-type="string">
            <text:p>पञ्चानन भट्ट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08</text:p>
          </table:table-cell>
          <table:table-cell office:value-type="string" calcext:value-type="string">
            <text:p>Sanskrit Book Depot, Calcutta, Volumes 1-4, 1937</text:p>
          </table:table-cell>
          <table:table-cell/>
        </table:table-row>
        <table:table-row table:style-name="ro1">
          <table:table-cell office:value-type="string" calcext:value-type="string">
            <text:p>द्विरूपकोष</text:p>
          </table:table-cell>
          <table:table-cell office:value-type="string" calcext:value-type="string">
            <text:p>पाणिनि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09</text:p>
          </table:table-cell>
          <table:table-cell office:value-type="string" calcext:value-type="string">
            <text:p>Photocopy of Manuscript from Madras, 11 pp.</text:p>
          </table:table-cell>
          <table:table-cell/>
        </table:table-row>
        <table:table-row table:style-name="ro6">
          <table:table-cell office:value-type="string" calcext:value-type="string">
            <text:p>शब्दार्थचिन्तामणि</text:p>
          </table:table-cell>
          <table:table-cell office:value-type="string" calcext:value-type="string">
            <text:p>सुखानन्द नाथ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10</text:p>
          </table:table-cell>
          <table:table-cell office:value-type="string" calcext:value-type="string">
            <text:p>4 Vols. Sanskrit Printing Press, Agra, 1821, Vol.</text:p>
            <text:p>1 (1884), 7, 1-876 pp. Vol. 2 (1884), 877-1469</text:p>
            <text:p>pp.Vol. 3(1885), 684, 53 pp.Vol. 4 (1885),</text:p>
            <text:p>1040, 42 pp.</text:p>
          </table:table-cell>
          <table:table-cell/>
        </table:table-row>
        <table:table-row table:style-name="ro1">
          <table:table-cell office:value-type="string" calcext:value-type="string">
            <text:p>शब्दस्तोममहोदधि</text:p>
          </table:table-cell>
          <table:table-cell office:value-type="string" calcext:value-type="string">
            <text:p>तारानाथ भट्ट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11</text:p>
          </table:table-cell>
          <table:table-cell office:value-type="string" calcext:value-type="string">
            <text:p>Chowkhamba Sanskrit Series no.101, 1967, 3 rd ed., Varanasi, Chowkhamba Sanskrit Series Office, 515 pp. </text:p>
          </table:table-cell>
          <table:table-cell/>
        </table:table-row>
        <table:table-row table:style-name="ro1">
          <table:table-cell office:value-type="string" calcext:value-type="string">
            <text:p>षट्कोषानां सङ्ग्रह</text:p>
          </table:table-cell>
          <table:table-cell office:value-type="string" calcext:value-type="string">
            <text:p>Shivalal Dubey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chnical_study_of_sanskrit_lexica_after_1812</text:p>
          </table:table-cell>
          <table:table-cell office:value-type="string" calcext:value-type="string">
            <text:p>Hemachandra, Uṇādi, Pañchatattvaprakāśa, Śāradiyanāmamālā, Viśvakośa, Halāyudhakośa, Kashi, Shivalal Dube, 1873, 494 pp.</text:p>
          </table:table-cell>
          <table:table-cell/>
        </table:table-row>
        <table:table-row table:style-name="ro1">
          <table:table-cell office:value-type="string" calcext:value-type="string">
            <text:p>शब्दकल्पद्रुम</text:p>
          </table:table-cell>
          <table:table-cell office:value-type="string" calcext:value-type="string">
            <text:p>राधाकान्त दे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chnical_study_of_sanskrit_lexica_after_1813</text:p>
          </table:table-cell>
          <table:table-cell office:value-type="string" calcext:value-type="string">
            <text:p>Vasu, Varadaprasad, Calcutta,, Baptist Mission Press, 1886, Vol. 1:1886, xiv, 8, 315 pp.Vol. 2:1886, 4, 937 pp. Vol. 3:1886, 792 pp. Vol. 4:1886, 565 pp.Vol.5:1886, 555 pp. </text:p>
          </table:table-cell>
          <table:table-cell/>
        </table:table-row>
        <table:table-row table:style-name="ro1">
          <table:table-cell office:value-type="string" calcext:value-type="string">
            <text:p>अभिधानसंग्रह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chnical_study_of_sanskrit_lexica_after_1814</text:p>
          </table:table-cell>
          <table:table-cell office:value-type="string" calcext:value-type="string">
            <text:p>Durgaprasad, Parab, Kashinath Pandurang and Shivadatta, Abhidhānsaṁgraha : Collection of Sanskrit ancient lexicons (1-11 Kośa), Bombay, Nirnay Sagar Press, 1889, 250 pp.</text:p>
          </table:table-cell>
          <table:table-cell/>
        </table:table-row>
        <table:table-row table:style-name="ro1">
          <table:table-cell office:value-type="string" calcext:value-type="string">
            <text:p>लघुशब्दार्थसर्वस्व</text:p>
          </table:table-cell>
          <table:table-cell office:value-type="string" calcext:value-type="string">
            <text:p>वेंकट रंगनाथाचार्य आर्यवरगरु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15</text:p>
          </table:table-cell>
          <table:table-cell office:value-type="string" calcext:value-type="string">
            <text:p>Laghushabdarthasarvasva: Sanskrit Encyclopaedic Laghu Lexicon, Vizagapatanam,1898.</text:p>
          </table:table-cell>
          <table:table-cell/>
        </table:table-row>
        <table:table-row table:style-name="ro1">
          <table:table-cell office:value-type="string" calcext:value-type="string">
            <text:p>लौकिकन्यायसङ्ग्रह</text:p>
          </table:table-cell>
          <table:table-cell office:value-type="string" calcext:value-type="string">
            <text:p>रघुनाथ उदासीन वर्मा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16</text:p>
          </table:table-cell>
          <table:table-cell office:value-type="string" calcext:value-type="string">
            <text:p>ed. Gangadharshastri, Banaras, , E .D .Lazaras &amp; Co., 1902, 166 pp.</text:p>
          </table:table-cell>
          <table:table-cell/>
        </table:table-row>
        <table:table-row table:style-name="ro1">
          <table:table-cell office:value-type="string" calcext:value-type="string">
            <text:p>आख्यातचन्द्रिका</text:p>
          </table:table-cell>
          <table:table-cell office:value-type="string" calcext:value-type="string">
            <text:p>रङ्गनाथस्वामी अय्यवरगरु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17</text:p>
          </table:table-cell>
          <table:table-cell office:value-type="string" calcext:value-type="string">
            <text:p>Chowkhamba Sanskrit series Office, Benares, 1904, 114 pp.</text:p>
          </table:table-cell>
          <table:table-cell/>
        </table:table-row>
        <table:table-row table:style-name="ro1">
          <table:table-cell office:value-type="string" calcext:value-type="string">
            <text:p>मीमांसाकोष</text:p>
          </table:table-cell>
          <table:table-cell office:value-type="string" calcext:value-type="string">
            <text:p>केवलानन्दसरस्वती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18</text:p>
          </table:table-cell>
          <table:table-cell office:value-type="string" calcext:value-type="string">
            <text:p>7 Vols. Wai, Prajna Pathashala Mandal, 1952, Vol. 1, (1952) 84,603 pp Vol.2,(1953)10,1200 pp Vol.3,(1954)136,1800ppVol. 4, (1956)5, 2407 pp. Vol. 5, (1960) 5, 2995 pp.Vol. 6, (1962) 2995-3632 pp., Vol. 7, (1966), 8, 3633-4542 pp.</text:p>
          </table:table-cell>
          <table:table-cell/>
        </table:table-row>
        <table:table-row table:style-name="ro1">
          <table:table-cell office:value-type="string" calcext:value-type="string">
            <text:p>कविकल्पद्रुम</text:p>
          </table:table-cell>
          <table:table-cell office:value-type="string" calcext:value-type="string">
            <text:p>वोपदेव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chnical_study_of_sanskrit_lexica_after_1819</text:p>
          </table:table-cell>
          <table:table-cell office:value-type="string" calcext:value-type="string">
            <text:p>Deccan College Post Graduate, Research Institute, 1954, 102 pp.</text:p>
          </table:table-cell>
          <table:table-cell/>
        </table:table-row>
        <table:table-row table:style-name="ro1">
          <table:table-cell office:value-type="string" calcext:value-type="string">
            <text:p>ज्योतिषशब्दकोष</text:p>
          </table:table-cell>
          <table:table-cell office:value-type="string" calcext:value-type="string">
            <text:p>मुकुन्द शर्मा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20</text:p>
          </table:table-cell>
          <table:table-cell office:value-type="string" calcext:value-type="string">
            <text:p>Gadhawal, 1967</text:p>
          </table:table-cell>
          <table:table-cell/>
        </table:table-row>
        <table:table-row table:style-name="ro7">
          <table:table-cell office:value-type="string" calcext:value-type="string">
            <text:p>अनेकार्थसङ्ग्रह</text:p>
          </table:table-cell>
          <table:table-cell office:value-type="string" calcext:value-type="string">
            <text:p>जगन्नाथ होशिंग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chnical_study_of_sanskrit_lexica_after_1821</text:p>
          </table:table-cell>
          <table:table-cell office:value-type="string" calcext:value-type="string">
            <text:p>Chowkhamba Kashi Sanskrit Series 68, 2<text:span text:style-name="T2">nd</text:span> edition, Varanasi, 1969, 191 pp.</text:p>
          </table:table-cell>
          <table:table-cell/>
        </table:table-row>
        <table:table-row table:style-name="ro1">
          <table:table-cell office:value-type="string" calcext:value-type="string">
            <text:p>अव्ययकोष</text:p>
          </table:table-cell>
          <table:table-cell office:value-type="string" calcext:value-type="string">
            <text:p>श्रीवत्साङ्गाचार्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22</text:p>
          </table:table-cell>
          <table:table-cell office:value-type="string" calcext:value-type="string">
            <text:p>Madras, Sanskrit Education Society, 1971, 395 pp.</text:p>
          </table:table-cell>
          <table:table-cell/>
        </table:table-row>
        <table:table-row table:style-name="ro8">
          <table:table-cell office:value-type="string" calcext:value-type="string">
            <text:p>Sanskrit Lexicons</text:p>
          </table:table-cell>
          <table:table-cell office:value-type="string" calcext:value-type="string">
            <text:p>Keshav Sharma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23</text:p>
          </table:table-cell>
          <table:table-cell office:value-type="string" calcext:value-type="string">
            <text:p>Simla, Sanskrit Research</text:p>
            <text:p>Institute, 1976, Vol.1: 128 pp.</text:p>
          </table:table-cell>
          <table:table-cell/>
        </table:table-row>
        <table:table-row table:style-name="ro1">
          <table:table-cell office:value-type="string" calcext:value-type="string">
            <text:p>न्यायोक्तिकोष</text:p>
          </table:table-cell>
          <table:table-cell office:value-type="string" calcext:value-type="string">
            <text:p>छबिनाथ मिश्रा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24</text:p>
          </table:table-cell>
          <table:table-cell office:value-type="string" calcext:value-type="string">
            <text:p>Delhi, Janta publications, 1978</text:p>
          </table:table-cell>
          <table:table-cell office:value-type="string" calcext:value-type="string">
            <text:p>https://www.amazon.com/Nyayoktikosa-Dictionary-Sayings-Sanskrit-Sastras/dp/8120200225</text:p>
          </table:table-cell>
        </table:table-row>
        <table:table-row table:style-name="ro1">
          <table:table-cell office:value-type="string" calcext:value-type="string">
            <text:p>अभिधानदीपिका</text:p>
          </table:table-cell>
          <table:table-cell office:value-type="string" calcext:value-type="string">
            <text:p>मुनि जिनविजय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25</text:p>
          </table:table-cell>
          <table:table-cell office:value-type="string" calcext:value-type="string">
            <text:p>Ahemadabad, Gujarath Puratattva Mandir, 1980.</text:p>
          </table:table-cell>
          <table:table-cell/>
        </table:table-row>
        <table:table-row table:style-name="ro1">
          <table:table-cell office:value-type="string" calcext:value-type="string">
            <text:p>अभिधर्मकोष</text:p>
          </table:table-cell>
          <table:table-cell office:value-type="string" calcext:value-type="string">
            <text:p>द्वारकादास शास्त्री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26</text:p>
          </table:table-cell>
          <table:table-cell office:value-type="string" calcext:value-type="string">
            <text:p>Buddhabaharati, Varanasi, 1987.</text:p>
          </table:table-cell>
          <table:table-cell/>
        </table:table-row>
        <table:table-row table:style-name="ro8">
          <table:table-cell office:value-type="string" calcext:value-type="string">
            <text:p>वैदिकनिर्वचनकोष</text:p>
          </table:table-cell>
          <table:table-cell office:value-type="string" calcext:value-type="string">
            <text:p>कृष्णलाल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27</text:p>
          </table:table-cell>
          <table:table-cell office:value-type="string" calcext:value-type="string">
            <text:p>Delhi, J.P.Publishing House,</text:p>
            <text:p>2001.</text:p>
          </table:table-cell>
          <table:table-cell/>
        </table:table-row>
        <table:table-row table:style-name="ro8">
          <table:table-cell office:value-type="string" calcext:value-type="string">
            <text:p>लौकिकन्यायकोष</text:p>
          </table:table-cell>
          <table:table-cell office:value-type="string" calcext:value-type="string">
            <text:p>P. G. Laly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echnical_study_of_sanskrit_lexica_after_1828</text:p>
          </table:table-cell>
          <table:table-cell office:value-type="string" calcext:value-type="string">
            <text:p>Delhi, Bharatiya Kala Prakashan,</text:p>
            <text:p>2006, 218 pp.</text:p>
          </table:table-cell>
          <table:table-cell/>
        </table:table-row>
        <table:table-row table:style-name="ro1">
          <table:table-cell office:value-type="string" calcext:value-type="string">
            <text:p>कल्पद्रुम</text:p>
          </table:table-cell>
          <table:table-cell office:value-type="string" calcext:value-type="string">
            <text:p>केशवदैवज्ञ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ferred in Abhidhanachintamani with Vyutpattiratnakara of Devasagaragani, page 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महेश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yutpattiratnakara of Devasagaragani, page 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निधान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yutpattiratnakara of Devasagaragani, page 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रुद्र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yutpattiratnakara of Devasagaragani, page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ख्यातचन्द्रिका</text:p>
          </table:table-cell>
          <table:table-cell office:value-type="string" calcext:value-type="string">
            <text:p>श्रीमल्लभट्ट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ferred in Abhidhanachintamani with Ratnaprabha, page 12</text:p>
          </table:table-cell>
          <table:table-cell office:value-type="string" calcext:value-type="string">
            <text:p>https://www.amazon.in/Akhyatacandrika-Commentary-Purnima-Dr-Manoj/dp/B073B9FWD1</text:p>
          </table:table-cell>
          <table:table-cell/>
        </table:table-row>
        <table:table-row table:style-name="ro1">
          <table:table-cell office:value-type="string" calcext:value-type="string">
            <text:p>अभिधानमाला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ोषसार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मरमाला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अरुण</text:p>
          </table:table-cell>
          <table:table-cell table:number-columns-repeated="4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इन्दु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गङ्गाधर</text:p>
          </table:table-cell>
          <table:table-cell table:number-columns-repeated="4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चन्द्र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चरक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तारपाल</text:p>
          </table:table-cell>
          <table:table-cell table:number-columns-repeated="4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त्रिविक्रमकोश</text:p>
          </table:table-cell>
          <table:table-cell office:value-type="string" calcext:value-type="string">
            <text:p>त्रिविक्रम</text:p>
          </table:table-cell>
          <table:table-cell table:number-columns-repeated="4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ामोदरकोष</text:p>
          </table:table-cell>
          <table:table-cell office:value-type="string" calcext:value-type="string">
            <text:p>दामोदर</text:p>
          </table:table-cell>
          <table:table-cell table:number-columns-repeated="4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ुर्ग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ेशि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धर्मदास</text:p>
          </table:table-cell>
          <table:table-cell table:number-columns-repeated="4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नार्थध्वनिमञ्जरी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ाभिधानम्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दरत्नावली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ाल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ुद्गल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भरतमाला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भुग्न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माधव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मुनि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रत्न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ज्जनकोष</text:p>
          </table:table-cell>
          <table:table-cell office:value-type="string" calcext:value-type="string">
            <text:p>सज्जन</text:p>
          </table:table-cell>
          <table:table-cell table:number-columns-repeated="4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सुधा</text:p>
          </table:table-cell>
          <table:table-cell table:number-columns-repeated="4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ुभूति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सोमनन्दि</text:p>
          </table:table-cell>
          <table:table-cell table:number-columns-repeated="4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हरकोष</text:p>
          </table:table-cell>
          <table:table-cell table:number-columns-repeated="5"/>
          <table:table-cell office:value-type="string" calcext:value-type="string">
            <text:p>Referred in Rasala commentary of Shaktidhara Sharman on Amarako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मुनि</text:p>
          </table:table-cell>
          <table:table-cell table:number-columns-repeated="4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माला</text:p>
          </table:table-cell>
          <table:table-cell office:value-type="string" calcext:value-type="string">
            <text:p>मालाकार</text:p>
          </table:table-cell>
          <table:table-cell table:number-columns-repeated="4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अभिधानकार</text:p>
          </table:table-cell>
          <table:table-cell table:number-columns-repeated="4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भिधानशेष</text:p>
          </table:table-cell>
          <table:table-cell table:number-columns-repeated="5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</text:p>
          </table:table-cell>
          <table:table-cell table:number-columns-repeated="5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भोज</text:p>
          </table:table-cell>
          <table:table-cell table:number-columns-repeated="4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रुद्र</text:p>
          </table:table-cell>
          <table:table-cell table:number-columns-repeated="4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चन्द्र</text:p>
          </table:table-cell>
          <table:table-cell table:number-columns-repeated="4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इन्दु</text:p>
          </table:table-cell>
          <table:table-cell table:number-columns-repeated="4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चन्द्रमण्डन</text:p>
          </table:table-cell>
          <table:table-cell table:number-columns-repeated="5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निमि</text:p>
          </table:table-cell>
          <table:table-cell table:number-columns-repeated="4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हारमेखलम्</text:p>
          </table:table-cell>
          <table:table-cell table:number-columns-repeated="5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वाग्भट्ट</text:p>
          </table:table-cell>
          <table:table-cell table:number-columns-repeated="4"/>
          <table:table-cell office:value-type="string" calcext:value-type="string">
            <text:p>Referred in Amarakosha with Kshirasvamin’s commentary 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धातुदीपिका</text:p>
          </table:table-cell>
          <table:table-cell office:value-type="string" calcext:value-type="string">
            <text:p>दुर्गादासविद्यावागीश</text:p>
          </table:table-cell>
          <table:table-cell table:number-columns-repeated="4"/>
          <table:table-cell office:value-type="string" calcext:value-type="string">
            <text:p>Shabdakalpadruma preface shows it in list of available lexica. See <text:a xlink:href="https://www.sanskrit-lexicon.uni-koeln.de/scans/csldev/csldoc/build/dictionaries/prefaces/skdpref/skdpref20.html" xlink:type="simple">https://www.sanskrit-lexicon.uni-koeln.de/scans/csldev/csldoc/build/dictionaries/prefaces/skdpref/skdpref20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भावप्रकाश</text:p>
          </table:table-cell>
          <table:table-cell office:value-type="string" calcext:value-type="string">
            <text:p>भावमिश्र</text:p>
          </table:table-cell>
          <table:table-cell table:number-columns-repeated="4"/>
          <table:table-cell office:value-type="string" calcext:value-type="string">
            <text:p>Shabdakalpadruma preface shows it in list of available lexica. See <text:a xlink:href="https://www.sanskrit-lexicon.uni-koeln.de/scans/csldev/csldoc/build/dictionaries/prefaces/skdpref/skdpref20.html" xlink:type="simple">https://www.sanskrit-lexicon.uni-koeln.de/scans/csldev/csldoc/build/dictionaries/prefaces/skdpref/skdpref20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णादिवृत्ति</text:p>
          </table:table-cell>
          <table:table-cell office:value-type="string" calcext:value-type="string">
            <text:p>सिद्धान्तकौमुदीसंक्षिप्तसारकार</text:p>
          </table:table-cell>
          <table:table-cell table:number-columns-repeated="4"/>
          <table:table-cell office:value-type="string" calcext:value-type="string">
            <text:p>Shabdakalpadruma preface shows it in list of available lexica. See <text:a xlink:href="https://www.sanskrit-lexicon.uni-koeln.de/scans/csldev/csldoc/build/dictionaries/prefaces/skdpref/skdpref20.html" xlink:type="simple">https://www.sanskrit-lexicon.uni-koeln.de/scans/csldev/csldoc/build/dictionaries/prefaces/skdpref/skdpref20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मङ्गल</text:p>
          </table:table-cell>
          <table:table-cell table:number-columns-repeated="4"/>
          <table:table-cell office:value-type="string" calcext:value-type="string">
            <text:p>Shabdakalpadruma shows it as quoted in Vishva. See https://www.sanskrit-lexicon.uni-koeln.de/scans/csldev/csldoc/build/dictionaries/prefaces/skdpref/skdpref21.ht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केशव</text:p>
          </table:table-cell>
          <table:table-cell table:number-columns-repeated="4"/>
          <table:table-cell office:value-type="string" calcext:value-type="string">
            <text:p>Different from author of Nanarnavasamkshepa or kalpadrukosha. See Amaramandana p 5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िश्वप्रकाशिका</text:p>
          </table:table-cell>
          <table:table-cell table:number-columns-repeated="5"/>
          <table:table-cell office:value-type="string" calcext:value-type="string">
            <text:p>See Amaramandana p 5. Not the same as विश्वप्रका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नार्थचन्द्रिका</text:p>
          </table:table-cell>
          <table:table-cell table:number-columns-repeated="5"/>
          <table:table-cell office:value-type="string" calcext:value-type="string">
            <text:p>See Amaramandana p 5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नार्थशिखामणि</text:p>
          </table:table-cell>
          <table:table-cell office:value-type="string" calcext:value-type="string">
            <text:p>वज्रमाल</text:p>
          </table:table-cell>
          <table:table-cell table:number-columns-repeated="4"/>
          <table:table-cell office:value-type="string" calcext:value-type="string">
            <text:p>See Amaramandana p 5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नारायण</text:p>
          </table:table-cell>
          <table:table-cell table:number-columns-repeated="2"/>
          <table:table-cell office:value-type="string" calcext:value-type="string">
            <text:p>See Amaramandana p 7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शब्दार्थमञ्जूषा</text:p>
          </table:table-cell>
          <table:table-cell office:value-type="string" calcext:value-type="string">
            <text:p>हंवीरमिश्र</text:p>
          </table:table-cell>
          <table:table-cell table:number-columns-repeated="4"/>
          <table:table-cell office:value-type="string" calcext:value-type="string">
            <text:p>See Amaramandana p 5. Madras D. Nos 1764-66, Adyar Descriptive Catalogue Cat. VI Nos. 1021-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ढौका</text:p>
          </table:table-cell>
          <table:table-cell office:value-type="string" calcext:value-type="string">
            <text:p>मुरारिमिश्र</text:p>
          </table:table-cell>
          <table:table-cell table:number-columns-repeated="2"/>
          <table:table-cell office:value-type="string" calcext:value-type="string">
            <text:p>See Amaramandana p 5. Madras D. Nos 1764-66, Adyar Descriptive Catalogue Cat. VI Nos. 1021-23</text:p>
          </table:table-cell>
          <table:table-cell office:value-type="string" calcext:value-type="string">
            <text:p>Dharnikosha p 10.</text:p>
          </table:table-cell>
          <table:table-cell/>
        </table:table-row>
        <table:table-row table:style-name="ro1">
          <table:table-cell office:value-type="string" calcext:value-type="string">
            <text:p>मञ्जरी</text:p>
          </table:table-cell>
          <table:table-cell table:number-columns-repeated="5"/>
          <table:table-cell office:value-type="string" calcext:value-type="string">
            <text:p>See Amaramandana p 5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र्यायार्णव</text:p>
          </table:table-cell>
          <table:table-cell office:value-type="string" calcext:value-type="string">
            <text:p>नीलकण्ठमिश्र</text:p>
          </table:table-cell>
          <table:table-cell table:number-columns-repeated="4"/>
          <table:table-cell office:value-type="string" calcext:value-type="string">
            <text:p>See Amaramandana p 5. Madras Ms. Do. No. 1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मञ्जरी</text:p>
          </table:table-cell>
          <table:table-cell office:value-type="string" calcext:value-type="string">
            <text:p>सुदर्शनभट्टाचार्य</text:p>
          </table:table-cell>
          <table:table-cell table:number-columns-repeated="4"/>
          <table:table-cell office:value-type="string" calcext:value-type="string">
            <text:p>See Amaramandana p 5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रत्न</text:p>
          </table:table-cell>
          <table:table-cell office:value-type="string" calcext:value-type="string">
            <text:p>वज्रखड्गभट्टाचार्य</text:p>
          </table:table-cell>
          <table:table-cell table:number-columns-repeated="4"/>
          <table:table-cell office:value-type="string" calcext:value-type="string">
            <text:p>See Amaramandana p 6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चिन्तामणि</text:p>
          </table:table-cell>
          <table:table-cell office:value-type="string" calcext:value-type="string">
            <text:p>श्रीहर्षपिता</text:p>
          </table:table-cell>
          <table:table-cell table:number-columns-repeated="4"/>
          <table:table-cell office:value-type="string" calcext:value-type="string">
            <text:p>See Amaramandana p 6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चन्द्रिका</text:p>
          </table:table-cell>
          <table:table-cell office:value-type="string" calcext:value-type="string">
            <text:p>कोकिलाक्षिभट्टाचार्य</text:p>
          </table:table-cell>
          <table:table-cell table:number-columns-repeated="4"/>
          <table:table-cell office:value-type="string" calcext:value-type="string">
            <text:p>See Amaramandana p 6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ानुशासन</text:p>
          </table:table-cell>
          <table:table-cell office:value-type="string" calcext:value-type="string">
            <text:p>पर्वतवर्धन</text:p>
          </table:table-cell>
          <table:table-cell table:number-columns-repeated="4"/>
          <table:table-cell office:value-type="string" calcext:value-type="string">
            <text:p>See Amaramandana p 6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चक्रवर्तिन्</text:p>
          </table:table-cell>
          <table:table-cell table:number-columns-repeated="4"/>
          <table:table-cell office:value-type="string" calcext:value-type="string">
            <text:p>See Amaramandana p 6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शब्दरूपमीमांसा</text:p>
          </table:table-cell>
          <table:table-cell office:value-type="string" calcext:value-type="string">
            <text:p>वर्धनाचार्य / वर्धमानाचार्य</text:p>
          </table:table-cell>
          <table:table-cell table:number-columns-repeated="4"/>
          <table:table-cell office:value-type="string" calcext:value-type="string">
            <text:p>See Amaramandana p 6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ोशरत्न</text:p>
          </table:table-cell>
          <table:table-cell table:number-columns-repeated="5"/>
          <table:table-cell office:value-type="string" calcext:value-type="string">
            <text:p>See Amaramandana p 6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ार्थचिन्तामणि</text:p>
          </table:table-cell>
          <table:table-cell table:number-columns-repeated="5"/>
          <table:table-cell office:value-type="string" calcext:value-type="string">
            <text:p>See Amaramandana p 6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मणि</text:p>
          </table:table-cell>
          <table:table-cell office:value-type="string" calcext:value-type="string">
            <text:p>गोवर्धन</text:p>
          </table:table-cell>
          <table:table-cell table:number-columns-repeated="4"/>
          <table:table-cell office:value-type="string" calcext:value-type="string">
            <text:p>See Amaramandana p 6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चन्द्रिका</text:p>
          </table:table-cell>
          <table:table-cell table:number-columns-repeated="5"/>
          <table:table-cell office:value-type="string" calcext:value-type="string">
            <text:p>See Amaramandana p 6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मीमांसा</text:p>
          </table:table-cell>
          <table:table-cell office:value-type="string" calcext:value-type="string">
            <text:p>अजय</text:p>
          </table:table-cell>
          <table:table-cell table:number-columns-repeated="4"/>
          <table:table-cell office:value-type="string" calcext:value-type="string">
            <text:p>See Amaramandana p 6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र्यायरत्नमाला</text:p>
          </table:table-cell>
          <table:table-cell office:value-type="string" calcext:value-type="string">
            <text:p>महेश्वर</text:p>
          </table:table-cell>
          <table:table-cell table:number-columns-repeated="4"/>
          <table:table-cell office:value-type="string" calcext:value-type="string">
            <text:p>See Amaramandana p 6. Madras Govt Ms. D. No. 1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नार्थपदपेटिका</text:p>
          </table:table-cell>
          <table:table-cell office:value-type="string" calcext:value-type="string">
            <text:p>सुजनभट्ट</text:p>
          </table:table-cell>
          <table:table-cell table:number-columns-repeated="4"/>
          <table:table-cell office:value-type="string" calcext:value-type="string">
            <text:p>See Amaramandana p 6. Madras Govt Ms. D. No. 1716-18; R. 1720(a); Adyar Cat VI 1017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लिङ्गार्थचन्द्रिका</text:p>
          </table:table-cell>
          <table:table-cell office:value-type="string" calcext:value-type="string">
            <text:p>सुजनभट्ट</text:p>
          </table:table-cell>
          <table:table-cell table:number-columns-repeated="4"/>
          <table:table-cell office:value-type="string" calcext:value-type="string">
            <text:p>See Amaramandana p 7. Madras D. No. 1762-3, R. No. 1720b, Adyar VI 1019-20</text:p>
          </table:table-cell>
          <table:table-cell office:value-type="string" calcext:value-type="string">
            <text:p>Arsha library D 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दृष्टान्तसिद्धाञ्जन</text:p>
          </table:table-cell>
          <table:table-cell office:value-type="string" calcext:value-type="string">
            <text:p>कल्लोलभट्टाचार्य</text:p>
          </table:table-cell>
          <table:table-cell table:number-columns-repeated="2"/>
          <table:table-cell office:value-type="string" calcext:value-type="string">
            <text:p>See Amaramandana p 7. Madras D. No. 1762-3, R. No. 1720b, Adyar VI 1019-20</text:p>
          </table:table-cell>
          <table:table-cell office:value-type="string" calcext:value-type="string">
            <text:p>Arsha library D390</text:p>
          </table:table-cell>
          <table:table-cell office:value-type="string" calcext:value-type="string">
            <text:p>Dharanikosha editor has used this book. So this book must have been published before 19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शरत्</text:p>
          </table:table-cell>
          <table:table-cell office:value-type="string" calcext:value-type="string">
            <text:p>चकोरभट्टाचार्य</text:p>
          </table:table-cell>
          <table:table-cell office:value-type="string" calcext:value-type="string">
            <text:p>See Amaramandana p 7. Madras D. No. 1605-06, R. No. 1720b, Adyar VI 812-13</text:p>
          </table:table-cell>
          <table:table-cell office:value-type="string" calcext:value-type="string">
            <text:p>Arsha library D391</text:p>
          </table:table-cell>
          <table:table-cell/>
        </table:table-row>
        <table:table-row table:style-name="ro1">
          <table:table-cell office:value-type="string" calcext:value-type="string">
            <text:p>सरस्वतीविलास</text:p>
          </table:table-cell>
          <table:table-cell office:value-type="string" calcext:value-type="string">
            <text:p>सरिद्वल्लभ</text:p>
          </table:table-cell>
          <table:table-cell table:number-columns-repeated="4"/>
          <table:table-cell office:value-type="string" calcext:value-type="string">
            <text:p>See Amaramandana p 7. Madras D. No. 1776, R. 1720(c), 2581b; Adyar VI 1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विद्वन्मनोविलास</text:p>
          </table:table-cell>
          <table:table-cell office:value-type="string" calcext:value-type="string">
            <text:p>विद्वन्मत्तेभकेसरिन्</text:p>
          </table:table-cell>
          <table:table-cell table:number-columns-repeated="2"/>
          <table:table-cell office:value-type="string" calcext:value-type="string">
            <text:p>See Amaramandana p 7. Madras D. No. 1776, R. 1720(c), 2581b; Adyar VI 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िषामृत (विशेषामृत)</text:p>
          </table:table-cell>
          <table:table-cell office:value-type="string" calcext:value-type="string">
            <text:p>जगदेकपण्डित हंवीर त्र्यम्बकमिश्र</text:p>
          </table:table-cell>
          <table:table-cell table:number-columns-repeated="4"/>
          <table:table-cell office:value-type="string" calcext:value-type="string">
            <text:p>See Amaramandana p 7. Madras D. No. 1752, R. 2581(c); Adyar II p. 15a.XX.G.4; Arsha library D. 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िश्वमेदिनी</text:p>
          </table:table-cell>
          <table:table-cell office:value-type="string" calcext:value-type="string">
            <text:p>सारस्वतमिश्र</text:p>
          </table:table-cell>
          <table:table-cell table:number-columns-repeated="4"/>
          <table:table-cell office:value-type="string" calcext:value-type="string">
            <text:p>See Amaramandana p 7. Madras D. No. 17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सुमनःकान्ता</text:p>
          </table:table-cell>
          <table:table-cell office:value-type="string" calcext:value-type="string">
            <text:p>वाचस्पतिमिश्र</text:p>
          </table:table-cell>
          <table:table-cell table:number-columns-repeated="2"/>
          <table:table-cell office:value-type="string" calcext:value-type="string">
            <text:p>See Amaramandana p 7. Madras D. No. 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ाहित्यदर्पण</text:p>
          </table:table-cell>
          <table:table-cell office:value-type="string" calcext:value-type="string">
            <text:p>दिवाकरभट्ट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र्वार्थशिखामणिकोशरत्न</text:p>
          </table:table-cell>
          <table:table-cell office:value-type="string" calcext:value-type="string">
            <text:p>दिवाकरभट्ट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ाहित्यार्णव</text:p>
          </table:table-cell>
          <table:table-cell office:value-type="string" calcext:value-type="string">
            <text:p>जगदेक हंवीर पण्डित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चित्रमीमांसा</text:p>
          </table:table-cell>
          <table:table-cell office:value-type="string" calcext:value-type="string">
            <text:p>सुजनभट्ट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भाष्यचिन्तामणि</text:p>
          </table:table-cell>
          <table:table-cell office:value-type="string" calcext:value-type="string">
            <text:p>सुजनभट्ट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िद्वदलङ्कार</text:p>
          </table:table-cell>
          <table:table-cell office:value-type="string" calcext:value-type="string">
            <text:p>पर्वतवर्धन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ार्णव</text:p>
          </table:table-cell>
          <table:table-cell office:value-type="string" calcext:value-type="string">
            <text:p>गोविन्द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र्वार्थदर्पण</text:p>
          </table:table-cell>
          <table:table-cell office:value-type="string" calcext:value-type="string">
            <text:p>गोविन्द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त्पलमालादीपिका</text:p>
          </table:table-cell>
          <table:table-cell office:value-type="string" calcext:value-type="string">
            <text:p>गोविन्द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िद्वन्मुखमण्डन</text:p>
          </table:table-cell>
          <table:table-cell office:value-type="string" calcext:value-type="string">
            <text:p>वज्रखड्गभट्टाचार्य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केसरिभट्ट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विशेषपददर्पण / विशेषपदवारिधि</text:p>
          </table:table-cell>
          <table:table-cell office:value-type="string" calcext:value-type="string">
            <text:p>मुकुन्द नारायण भट्ट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चिन्तामणि</text:p>
          </table:table-cell>
          <table:table-cell office:value-type="string" calcext:value-type="string">
            <text:p>पार्थसारथि मिश्र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विद्याविलास</text:p>
          </table:table-cell>
          <table:table-cell office:value-type="string" calcext:value-type="string">
            <text:p>मुचिकुन्द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मुचिकुन्दभाष्यविवरण</text:p>
          </table:table-cell>
          <table:table-cell office:value-type="string" calcext:value-type="string">
            <text:p>महेन्द्राचार्य</text:p>
          </table:table-cell>
          <table:table-cell table:number-columns-repeated="2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लोकाक्षिभट्ट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चन्द्रिका</text:p>
          </table:table-cell>
          <table:table-cell office:value-type="string" calcext:value-type="string">
            <text:p>विद्युज्जिह्वोपाध्याय</text:p>
          </table:table-cell>
          <table:table-cell table:number-columns-repeated="4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चिन्तामणि</text:p>
          </table:table-cell>
          <table:table-cell table:number-columns-repeated="5"/>
          <table:table-cell office:value-type="string" calcext:value-type="string">
            <text:p>See Amaramandana p 8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शब्दार्थचिन्तामणि</text:p>
          </table:table-cell>
          <table:table-cell table:number-columns-repeated="5"/>
          <table:table-cell office:value-type="string" calcext:value-type="string">
            <text:p>See Amaramandana p 9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शब्दार्थमञ्जरी</text:p>
          </table:table-cell>
          <table:table-cell table:number-columns-repeated="5"/>
          <table:table-cell office:value-type="string" calcext:value-type="string">
            <text:p>See Amaramandana p 9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्रयोगपारिजात</text:p>
          </table:table-cell>
          <table:table-cell office:value-type="string" calcext:value-type="string">
            <text:p>माधवाचार्य</text:p>
          </table:table-cell>
          <table:table-cell table:number-columns-repeated="4"/>
          <table:table-cell office:value-type="string" calcext:value-type="string">
            <text:p>See Amaramandana p 9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सुदर्शनाचार्य</text:p>
          </table:table-cell>
          <table:table-cell table:number-columns-repeated="2"/>
          <table:table-cell office:value-type="string" calcext:value-type="string">
            <text:p>See Amaramandana p 9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व्ययकोष</text:p>
          </table:table-cell>
          <table:table-cell office:value-type="string" calcext:value-type="string">
            <text:p>महेश्वर</text:p>
          </table:table-cell>
          <table:table-cell table:number-columns-repeated="4"/>
          <table:table-cell office:value-type="string" calcext:value-type="string">
            <text:p>List of available kosha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लक्ष्मीनिवासकोष (उणादिकोष)</text:p>
          </table:table-cell>
          <table:table-cell office:value-type="string" calcext:value-type="string">
            <text:p>शिवराम</text:p>
          </table:table-cell>
          <table:table-cell table:number-columns-repeated="4"/>
          <table:table-cell office:value-type="string" calcext:value-type="string">
            <text:p>List of available koshas in Sararthachandrika commentary by Shilaskandha on Trikandashesha, printed in Sundaraikaksharakoshapp 16-23.</text:p>
          </table:table-cell>
          <table:table-cell office:value-type="string" calcext:value-type="string">
            <text:p>https://www.exoticindiaart.com/book/details/dictionary-of-unadi-derivatives-NZB552/</text:p>
          </table:table-cell>
          <table:table-cell/>
        </table:table-row>
        <table:table-row table:style-name="ro1">
          <table:table-cell office:value-type="string" calcext:value-type="string">
            <text:p>गणितनाममाला</text:p>
          </table:table-cell>
          <table:table-cell office:value-type="string" calcext:value-type="string">
            <text:p>हरिदत्त</text:p>
          </table:table-cell>
          <table:table-cell table:number-columns-repeated="4"/>
          <table:table-cell office:value-type="string" calcext:value-type="string">
            <text:p>List of available kosha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मदनपालनिघण्टु</text:p>
          </table:table-cell>
          <table:table-cell office:value-type="string" calcext:value-type="string">
            <text:p>मदनपाल</text:p>
          </table:table-cell>
          <table:table-cell table:number-columns-repeated="4"/>
          <table:table-cell office:value-type="string" calcext:value-type="string">
            <text:p>List of available koshas in Sararthachandrika commentary by Shilaskandha on Trikandashesha, printed in Sundaraikaksharakoshapp 16-23.</text:p>
          </table:table-cell>
          <table:table-cell office:value-type="string" calcext:value-type="string">
            <text:p>https://www.exoticindiaart.com/book/details/madanpal-nighantu-NZB563/</text:p>
          </table:table-cell>
          <table:table-cell/>
        </table:table-row>
        <table:table-row table:style-name="ro1">
          <table:table-cell office:value-type="string" calcext:value-type="string">
            <text:p>शब्दचन्द्रिका</text:p>
          </table:table-cell>
          <table:table-cell office:value-type="string" calcext:value-type="string">
            <text:p>चक्रपाणिदत्त</text:p>
          </table:table-cell>
          <table:table-cell table:number-columns-repeated="4"/>
          <table:table-cell office:value-type="string" calcext:value-type="string">
            <text:p>List of unavailable kosha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ोमलकोषसङ्ग्रह</text:p>
          </table:table-cell>
          <table:table-cell office:value-type="string" calcext:value-type="string">
            <text:p>तीर्थस्वामी</text:p>
          </table:table-cell>
          <table:table-cell table:number-columns-repeated="4"/>
          <table:table-cell office:value-type="string" calcext:value-type="string">
            <text:p>List of unavailable kosha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गीर्वाणभाषाभूषण</text:p>
          </table:table-cell>
          <table:table-cell office:value-type="string" calcext:value-type="string">
            <text:p>त्रिविक्रमाचार्य</text:p>
          </table:table-cell>
          <table:table-cell table:number-columns-repeated="4"/>
          <table:table-cell office:value-type="string" calcext:value-type="string">
            <text:p>List of unavailable kosha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भास्कर</text:p>
          </table:table-cell>
          <table:table-cell table:number-columns-repeated="4"/>
          <table:table-cell office:value-type="string" calcext:value-type="string">
            <text:p>List of unavailable kosha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माला</text:p>
          </table:table-cell>
          <table:table-cell office:value-type="string" calcext:value-type="string">
            <text:p>दुर्ग</text:p>
          </table:table-cell>
          <table:table-cell table:number-columns-repeated="4"/>
          <table:table-cell office:value-type="string" calcext:value-type="string">
            <text:p>List of unavailable kosha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राजशेखर</text:p>
          </table:table-cell>
          <table:table-cell table:number-columns-repeated="4"/>
          <table:table-cell office:value-type="string" calcext:value-type="string">
            <text:p>List of authors with unknown kosha name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भट्टमल्ल</text:p>
          </table:table-cell>
          <table:table-cell table:number-columns-repeated="4"/>
          <table:table-cell office:value-type="string" calcext:value-type="string">
            <text:p>List of authors with unknown kosha name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कृत्य</text:p>
          </table:table-cell>
          <table:table-cell table:number-columns-repeated="4"/>
          <table:table-cell office:value-type="string" calcext:value-type="string">
            <text:p>List of authors with unknown kosha name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चन्द्रगोमि</text:p>
          </table:table-cell>
          <table:table-cell table:number-columns-repeated="4"/>
          <table:table-cell office:value-type="string" calcext:value-type="string">
            <text:p>List of authors with unknown kosha name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मार्तण्ड</text:p>
          </table:table-cell>
          <table:table-cell table:number-columns-repeated="4"/>
          <table:table-cell office:value-type="string" calcext:value-type="string">
            <text:p>List of authors with unknown kosha name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राजमुकुट</text:p>
          </table:table-cell>
          <table:table-cell table:number-columns-repeated="4"/>
          <table:table-cell office:value-type="string" calcext:value-type="string">
            <text:p>List of authors with unknown kosha names 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धरणीधर</text:p>
          </table:table-cell>
          <table:table-cell table:number-columns-repeated="4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आनन्दकोष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वर्णसङ्ग्रह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कोष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ऊष्मविवेक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ल्पतरुकोष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ग्रहाभिधान / दैवज्ञमुखमण्डन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जकारभेद</text:p>
          </table:table-cell>
          <table:table-cell office:value-type="string" calcext:value-type="string">
            <text:p>बाण / अमरसिंह</text:p>
          </table:table-cell>
          <table:table-cell table:number-columns-repeated="4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ण्डिकोष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क्षत्राभिधान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ेशीकोष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चकारभेद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बीजकोष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बृहदमरकोष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महाखण्डनकोष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राजकोषनिघण्टु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र्णप्रकाशकोष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वात्स्यायनकोष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तरङ्गिणी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दीपिका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रत्नसमुच्चय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सारनिघण्टु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कलग्रन्थदीपिका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कारभेद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ञ्जीवनी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न्मुखविवृत्तिनिघण्टु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रसशब्दसरणि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ाध्यकोष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ारस्वताभिधान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सिद्धौषधनिघण्टु</text:p>
          </table:table-cell>
          <table:table-cell table:number-columns-repeated="5"/>
          <table:table-cell office:value-type="string" calcext:value-type="string">
            <text:p>List of koshas with unknown authorsin Sararthachandrika commentary by Shilaskandha on Trikandashesha, printed in Sundaraikaksharakoshapp 16-23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्रतीकावली</text:p>
          </table:table-cell>
          <table:table-cell table:number-columns-repeated="5"/>
          <table:table-cell office:value-type="string" calcext:value-type="string">
            <text:p>See Sundarikaksharakosha page 20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ेशीश</text:p>
          </table:table-cell>
          <table:table-cell table:number-columns-repeated="5"/>
          <table:table-cell office:value-type="string" calcext:value-type="string">
            <text:p>See Sundarikaksharakosha page 20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शब्दचन्द्रिका (मनोरमा?)</text:p>
          </table:table-cell>
          <table:table-cell table:number-columns-repeated="5"/>
          <table:table-cell office:value-type="string" calcext:value-type="string">
            <text:p>See Sundarikaksharakosha page 21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भानुचन्द्रनाममाला (नामसङ्ग्रह)</text:p>
          </table:table-cell>
          <table:table-cell table:number-columns-repeated="5"/>
          <table:table-cell office:value-type="string" calcext:value-type="string">
            <text:p>See Sundarikaksharakosha page 2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ेषनाममाला</text:p>
          </table:table-cell>
          <table:table-cell office:value-type="string" calcext:value-type="string">
            <text:p>मुनि साधुकीर्ति</text:p>
          </table:table-cell>
          <table:table-cell table:number-columns-repeated="4"/>
          <table:table-cell office:value-type="string" calcext:value-type="string">
            <text:p>See Sundarikaksharakosha page 2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शब्दसंदोहसङ्ग्रह</text:p>
          </table:table-cell>
          <table:table-cell table:number-columns-repeated="5"/>
          <table:table-cell office:value-type="string" calcext:value-type="string">
            <text:p>See Sundarikaksharakosha page 21. A 478 page tadapatri is registered in Jain granthavali page 313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नानार्थकोष</text:p>
          </table:table-cell>
          <table:table-cell office:value-type="string" calcext:value-type="string">
            <text:p>असग (दिगम्बरगृहस्थ)</text:p>
          </table:table-cell>
          <table:table-cell table:number-columns-repeated="4"/>
          <table:table-cell office:value-type="string" calcext:value-type="string">
            <text:p>See Sundarikaksharakosha page 2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्व्यक्षरकोष</text:p>
          </table:table-cell>
          <table:table-cell office:value-type="string" calcext:value-type="string">
            <text:p>पुण्यरत्नगणि</text:p>
          </table:table-cell>
          <table:table-cell table:number-columns-repeated="4"/>
          <table:table-cell office:value-type="string" calcext:value-type="string">
            <text:p>See Sundarikaksharakosha page 2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ेश्यशब्दसमुच्चय</text:p>
          </table:table-cell>
          <table:table-cell office:value-type="string" calcext:value-type="string">
            <text:p>विमलसूरि</text:p>
          </table:table-cell>
          <table:table-cell table:number-columns-repeated="4"/>
          <table:table-cell office:value-type="string" calcext:value-type="string">
            <text:p>See Sundarikaksharakosha page 2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ेश्यनिर्देशनिघण्टु</text:p>
          </table:table-cell>
          <table:table-cell office:value-type="string" calcext:value-type="string">
            <text:p>रामचन्द्रसूरि</text:p>
          </table:table-cell>
          <table:table-cell table:number-columns-repeated="4"/>
          <table:table-cell office:value-type="string" calcext:value-type="string">
            <text:p>See Sundarikaksharakosha page 2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ublished 29 ekaksharakoshas</text:p>
          </table:table-cell>
          <table:table-cell table:number-columns-repeated="5"/>
          <table:table-cell office:value-type="string" calcext:value-type="string">
            <text:p>See Sundaraikaksharakosha page 23-24. Mainly on NCC 3 pp 56-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कारादि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कारादिशब्दमञ्जरी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क्षरान्त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्रत्ययमाला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गस्त्य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ङ्कसंज्ञा</text:p>
          </table:table-cell>
          <table:table-cell office:value-type="string" calcext:value-type="string">
            <text:p>रामानन्दतीर्थ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ादि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नाममाला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नेकार्थशेष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भिधानचिन्तामणिशेषसारोद्धार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भिधानमञ्जरी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मरमङ्गल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अरुणदत्त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व्ययसंग्रहनिघण्टु</text:p>
          </table:table-cell>
          <table:table-cell office:value-type="string" calcext:value-type="string">
            <text:p>शाकल्यभल्लुमल्ल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ष्टाङ्ग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ष्टाङ्गहृदय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उग्र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त्पलमाला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उत्पलमालिनी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कोश</text:p>
          </table:table-cell>
          <table:table-cell office:value-type="string" calcext:value-type="string">
            <text:p>महीधर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अमरकान्त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नाममाला</text:p>
          </table:table-cell>
          <table:table-cell office:value-type="string" calcext:value-type="string">
            <text:p>हिरण्यनाभ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निघण्टु</text:p>
          </table:table-cell>
          <table:table-cell office:value-type="string" calcext:value-type="string">
            <text:p>वररुचि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निघण्टु</text:p>
          </table:table-cell>
          <table:table-cell office:value-type="string" calcext:value-type="string">
            <text:p>शान्तवीरदेशिकेन्द्र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माधव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माला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मालिका</text:p>
          </table:table-cell>
          <table:table-cell office:value-type="string" calcext:value-type="string">
            <text:p>अमरसिंह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ाभिधान</text:p>
          </table:table-cell>
          <table:table-cell office:value-type="string" calcext:value-type="string">
            <text:p>वररुचि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्राभिधानमाला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ी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एकाक्षरीकोश</text:p>
          </table:table-cell>
          <table:table-cell office:value-type="string" calcext:value-type="string">
            <text:p>माधव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ओषधिनामावली</text:p>
          </table:table-cell>
          <table:table-cell office:value-type="string" calcext:value-type="string">
            <text:p>राधाकृष्ण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ल्पद्रुम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विदीपकनिघण्टु</text:p>
          </table:table-cell>
          <table:table-cell office:value-type="string" calcext:value-type="string">
            <text:p>विक्रमादित्य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षडर्थनिर्णयकोश</text:p>
          </table:table-cell>
          <table:table-cell office:value-type="string" calcext:value-type="string">
            <text:p>कविराक्षस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दमञ्जरीकोश</text:p>
          </table:table-cell>
          <table:table-cell office:value-type="string" calcext:value-type="string">
            <text:p>कविवल्लभ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विसंजीवनी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विसेवादि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ान्तालीय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थ्यापथ्यविवेकनिघण्टु</text:p>
          </table:table-cell>
          <table:table-cell office:value-type="string" calcext:value-type="string">
            <text:p>केयदेव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ेलदेव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ेशव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ेशवमाला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ोशसंग्रह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ोशसंग्रह</text:p>
          </table:table-cell>
          <table:table-cell office:value-type="string" calcext:value-type="string">
            <text:p>राधाकृष्ण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्रियानिघण्टु</text:p>
          </table:table-cell>
          <table:table-cell office:value-type="string" calcext:value-type="string">
            <text:p>भट्टोजिदीक्षित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क्षीरस्वामि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गण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गदविनोद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गुणविज्ञान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ावली</text:p>
          </table:table-cell>
          <table:table-cell office:value-type="string" calcext:value-type="string">
            <text:p>गोवर्धन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गोवर्धन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चन्द्रनन्दन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चामुण्डालघुनिघण्टु</text:p>
          </table:table-cell>
          <table:table-cell office:value-type="string" calcext:value-type="string">
            <text:p>कृष्णराजसार्वभौम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भिधानसमुच्चय</text:p>
          </table:table-cell>
          <table:table-cell office:value-type="string" calcext:value-type="string">
            <text:p>चिन्तामणि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ज्योतिष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तद्धितकोश</text:p>
          </table:table-cell>
          <table:table-cell office:value-type="string" calcext:value-type="string">
            <text:p>भवदेवकृपा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तद्धितकोश</text:p>
          </table:table-cell>
          <table:table-cell office:value-type="string" calcext:value-type="string">
            <text:p>शिरोमणि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तन्त्रकोश</text:p>
          </table:table-cell>
          <table:table-cell office:value-type="string" calcext:value-type="string">
            <text:p>नित्यनाथ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त्रिकाण्ड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त्रिलिङ्गनिर्णयोदाहरणरत्न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माला</text:p>
          </table:table-cell>
          <table:table-cell office:value-type="string" calcext:value-type="string">
            <text:p>दण्डिन्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शगणकारिका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शबलकारिका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ेशीयराजशेखर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ेश्यनिदर्शन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्रव्यगुणादर्श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द्वन्द्वादि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ाइयलच्छीनाममाला</text:p>
          </table:table-cell>
          <table:table-cell office:value-type="string" calcext:value-type="string">
            <text:p>धनपाल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धातुपर्यायमञ्जूषा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धात्वर्थमञ्जूषा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मणिमञ्जरीकोश</text:p>
          </table:table-cell>
          <table:table-cell office:value-type="string" calcext:value-type="string">
            <text:p>नन्दकवि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गबुद्धि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नार्थरत्नतिलकम्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नार्थशब्दकोश</text:p>
          </table:table-cell>
          <table:table-cell office:value-type="string" calcext:value-type="string">
            <text:p>मथुरेश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निघण्टु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निघण्टु</text:p>
          </table:table-cell>
          <table:table-cell office:value-type="string" calcext:value-type="string">
            <text:p>माधव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निधान</text:p>
          </table:table-cell>
          <table:table-cell office:value-type="string" calcext:value-type="string">
            <text:p>सर्वज्ञनारायण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मात्रिकानिघण्टु</text:p>
          </table:table-cell>
          <table:table-cell office:value-type="string" calcext:value-type="string">
            <text:p>वरदराज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माला प्राकृत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माला</text:p>
          </table:table-cell>
          <table:table-cell office:value-type="string" calcext:value-type="string">
            <text:p>कात्य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माला</text:p>
          </table:table-cell>
          <table:table-cell office:value-type="string" calcext:value-type="string">
            <text:p>धन्वन्तरि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माला</text:p>
          </table:table-cell>
          <table:table-cell office:value-type="string" calcext:value-type="string">
            <text:p>साधु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माला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लिङ्गाख्याकौमुदी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ामावली</text:p>
          </table:table-cell>
          <table:table-cell office:value-type="string" calcext:value-type="string">
            <text:p>धनञ्जय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िगमाख्य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निघण्टवः (वैदिकसमाम्नाय)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निरुक्त</text:p>
          </table:table-cell>
          <table:table-cell office:value-type="string" calcext:value-type="string">
            <text:p>यास्क</text:p>
          </table:table-cell>
          <table:table-cell table:number-columns-repeated="2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व्याख्यान</text:p>
          </table:table-cell>
          <table:table-cell office:value-type="string" calcext:value-type="string">
            <text:p>देवराज</text:p>
          </table:table-cell>
          <table:table-cell table:number-columns-repeated="2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निघण्टवः (अथर्वणामष्टचत्वारिंशपरिशिष्टम्)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िघण्टुसङ्ग्रहनिदान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िघण्टुसार</text:p>
          </table:table-cell>
          <table:table-cell office:value-type="string" calcext:value-type="string">
            <text:p>अशोकमल्ल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ीलकण्ठ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न्याय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ञ्चरूप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थ्यापथ्यनिघण्टु</text:p>
          </table:table-cell>
          <table:table-cell office:value-type="string" calcext:value-type="string">
            <text:p>देवपण्डित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दमञ्जरी</text:p>
          </table:table-cell>
          <table:table-cell office:value-type="string" calcext:value-type="string">
            <text:p>भल्लटकवि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दार्थकौमुदी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दार्थसारकोश</text:p>
          </table:table-cell>
          <table:table-cell table:number-columns-repeated="5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पर्यायरत्नमाला</text:p>
          </table:table-cell>
          <table:table-cell office:value-type="string" calcext:value-type="string">
            <text:p>महेश्वरमिश्र</text:p>
          </table:table-cell>
          <table:table-cell table:number-columns-repeated="4"/>
          <table:table-cell office:value-type="string" calcext:value-type="string">
            <text:p>List of Sanskrit lexical works known to us – Introduction to Keshav’s Kalpadrukosh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21:04:41.050318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8:34:46.754192420</meta:creation-date>
    <dc:date>2021-03-09T21:18:38.071531571</dc:date>
    <meta:editing-duration>P1DT5H45M23S</meta:editing-duration>
    <meta:editing-cycles>674</meta:editing-cycles>
    <meta:generator>LibreOffice/6.0.7.3$Linux_X86_64 LibreOffice_project/00m0$Build-3</meta:generator>
    <meta:document-statistic meta:table-count="1" meta:cell-count="2068" meta:object-count="0"/>
  </office:meta>
</office:document-meta>
</file>